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ambria" svg:font-family="Cambria"/>
    <style:font-face style:name="Consolas" svg:font-family="Consola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542cm"/>
    </style:style>
    <style:style style:name="Table1.B" style:family="table-column">
      <style:table-column-properties style:column-width="3.47cm"/>
    </style:style>
    <style:style style:name="Table1.C" style:family="table-column">
      <style:table-column-properties style:column-width="2.706cm"/>
    </style:style>
    <style:style style:name="Table1.D" style:family="table-column">
      <style:table-column-properties style:column-width="3.254cm"/>
    </style:style>
    <style:style style:name="Table1.E" style:family="table-column">
      <style:table-column-properties style:column-width="5.029cm"/>
    </style:style>
    <style:style style:name="Table1.A1" style:family="table-cell">
      <style:table-cell-properties style:vertical-align="middle" fo:padding="0.185cm" fo:border="0.05pt solid #000000"/>
    </style:style>
    <style:style style:name="Table2" style:family="table">
      <style:table-properties style:width="17cm" table:align="left"/>
    </style:style>
    <style:style style:name="Table2.A" style:family="table-column">
      <style:table-column-properties style:column-width="2.551cm"/>
    </style:style>
    <style:style style:name="Table2.B" style:family="table-column">
      <style:table-column-properties style:column-width="2.658cm"/>
    </style:style>
    <style:style style:name="Table2.C" style:family="table-column">
      <style:table-column-properties style:column-width="2.831cm"/>
    </style:style>
    <style:style style:name="Table2.D" style:family="table-column">
      <style:table-column-properties style:column-width="2.79cm"/>
    </style:style>
    <style:style style:name="Table2.F" style:family="table-column">
      <style:table-column-properties style:column-width="3.38cm"/>
    </style:style>
    <style:style style:name="Table2.A1" style:family="table-cell">
      <style:table-cell-properties style:vertical-align="middle" fo:padding="0.185cm" fo:border="0.05pt solid #000000"/>
    </style:style>
    <style:style style:name="P1" style:family="paragraph" style:parent-style-name="Standard" style:list-style-name="L2">
      <style:paragraph-properties fo:margin-top="0cm" fo:margin-bottom="0cm" style:contextual-spacing="false"/>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2" style:family="paragraph" style:parent-style-name="Standard" style:list-style-name="L2">
      <style:paragraph-properties fo:margin-top="0cm" fo:margin-bottom="0cm" style:contextual-spacing="false" fo:line-height="200%" fo:background-color="transparent" style:writing-mode="lr-tb">
        <style:background-image/>
      </style:paragraph-properties>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3" style:family="paragraph" style:parent-style-name="Text_20_body">
      <style:text-properties fo:font-weight="normal"/>
    </style:style>
    <style:style style:name="P4" style:family="paragraph" style:parent-style-name="Text_20_body">
      <style:paragraph-properties fo:margin-top="0cm" fo:margin-bottom="0.529cm" style:contextual-spacing="false" fo:line-height="120%" style:writing-mode="lr-tb"/>
    </style:style>
    <style:style style:name="P5" style:family="paragraph" style:parent-style-name="Text_20_body">
      <style:paragraph-properties fo:margin-top="0cm" fo:margin-bottom="0.529cm" style:contextual-spacing="false" fo:line-height="120%" style:writing-mode="lr-tb"/>
      <style:text-properties fo:font-weight="normal"/>
    </style:style>
    <style:style style:name="P6" style:family="paragraph" style:parent-style-name="Text_20_body">
      <style:paragraph-properties fo:margin-top="0cm" fo:margin-bottom="0.529cm" style: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7" style:family="paragraph" style:parent-style-name="Text_20_body">
      <style:paragraph-properties fo:margin-top="0cm" fo:margin-bottom="0.529cm" style:contextual-spacing="false" fo:line-height="120%" style:writing-mode="lr-tb"/>
      <style:text-properties fo:font-variant="normal" fo:text-transform="none" fo:color="#000000" style:text-line-through-style="none" style:text-line-through-type="none" style:font-name="Calibri" fo:font-size="13.5pt" fo:font-style="normal" style:text-underline-style="none" fo:font-weight="bold" style:text-blinking="false" fo:background-color="transparent"/>
    </style:style>
    <style:style style:name="P8"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10.5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10.5pt" fo:font-style="normal" style:text-underline-style="none" fo:font-weight="normal" style:text-blinking="false"/>
    </style:style>
    <style:style style:name="P10" style:family="paragraph" style:parent-style-name="Text_20_body" style:list-style-name="L2">
      <style:paragraph-properties fo:margin-top="0cm" fo:margin-bottom="0cm" style:contextual-spacing="false" fo:line-height="200%" fo:background-color="transparent" style:writing-mode="lr-tb">
        <style:background-image/>
      </style:paragraph-properties>
      <style:text-properties fo:font-variant="normal" fo:text-transform="none" fo:color="#000000" style:text-line-through-style="none" style:text-line-through-type="none" style:font-name="Cambria" fo:font-size="12pt" fo:font-style="normal" style:text-underline-style="none" fo:font-weight="normal" style:text-blinking="false"/>
    </style:style>
    <style:style style:name="P11" style:family="paragraph" style:parent-style-name="Text_20_body" style:list-style-name="L2">
      <style:paragraph-properties fo:margin-top="0cm" fo:margin-bottom="0cm" style:contextual-spacing="false" fo:line-height="200%" fo:background-color="transparent" style:writing-mode="lr-tb">
        <style:background-image/>
      </style:paragraph-properties>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12"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2pt" fo:font-style="normal" style:text-underline-style="none" fo:font-weight="normal" style:text-blinking="false" fo:background-color="#ffffff"/>
    </style:style>
    <style:style style:name="P13"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2pt" fo:font-style="normal" style:text-underline-style="none" fo:font-weight="normal" style:text-blinking="false"/>
    </style:style>
    <style:style style:name="P14"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2pt" fo:font-style="normal" style:text-underline-style="none" fo:font-weight="normal" style:text-blinking="false" fo:background-color="transparent"/>
    </style:style>
    <style:style style:name="P15" style:family="paragraph" style:parent-style-name="Text_20_body" style:list-style-name="L1">
      <style:paragraph-properties fo:margin-top="0cm" fo:margin-bottom="0cm" style:contextual-spacing="false" fo:line-height="138%" fo:background-color="#ffffff" style:writing-mode="lr-tb">
        <style:background-image/>
      </style:paragraph-properties>
      <style:text-properties fo:font-variant="normal" fo:text-transform="none" fo:color="#ff0000" style:text-line-through-style="solid" style:text-line-through-type="single" style:font-name="Arial" fo:font-size="10.5pt" fo:font-style="normal" fo:font-weight="normal"/>
    </style:style>
    <style:style style:name="P16" style:family="paragraph" style:parent-style-name="Text_20_body" style:list-style-name="L1">
      <style:paragraph-properties fo:margin-top="0cm" fo:margin-bottom="0cm" style:contextual-spacing="false" fo:line-height="138%" fo:background-color="#ffffff" style:writing-mode="lr-tb">
        <style:background-image/>
      </style:paragraph-properties>
      <style:text-properties fo:font-variant="normal" fo:text-transform="none" fo:color="#ff0000" style:text-line-through-style="solid" style:text-line-through-type="single" style:font-name="Arial" fo:font-size="10.5pt" fo:font-style="normal" fo:font-weight="normal" fo:background-color="#ffffff"/>
    </style:style>
    <style:style style:name="P17" style:family="paragraph" style:parent-style-name="Text_20_body" style:list-style-name="L1">
      <style:paragraph-properties fo:margin-top="0cm" fo:margin-bottom="0cm" style:contextual-spacing="false" fo:line-height="138%" fo:background-color="#ffffff" style:writing-mode="lr-tb">
        <style:background-image/>
      </style:paragraph-properties>
      <style:text-properties fo:font-variant="normal" fo:text-transform="none" fo:color="#ff0000" style:text-line-through-style="none" style:text-line-through-type="none" style:font-name="Arial" fo:font-size="10.5pt" fo:font-style="normal" style:text-underline-style="none" fo:font-weight="normal" style:text-blinking="false"/>
    </style:style>
    <style:style style:name="P18" style:family="paragraph" style:parent-style-name="Text_20_body" style:list-style-name="L1">
      <style:paragraph-properties fo:margin-top="0cm" fo:margin-bottom="0cm" style:contextual-spacing="false" fo:line-height="138%" fo:background-color="#ffffff" style:writing-mode="lr-tb">
        <style:background-image/>
      </style:paragraph-properties>
      <style:text-properties fo:font-variant="normal" fo:text-transform="none" fo:color="#4a86e8" style:text-line-through-style="solid" style:text-line-through-type="single" style:font-name="Arial" fo:font-size="10.5pt" fo:font-style="normal" fo:font-weight="normal" fo:background-color="#ffffff"/>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1">
      <style:paragraph-properties fo:margin-top="0cm" fo:margin-bottom="0.353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10.5pt" fo:font-style="normal" style:text-underline-style="none" fo:font-weight="normal" style:text-blinking="false"/>
    </style:style>
    <style:style style:name="P21" style:family="paragraph" style:parent-style-name="Text_20_body" style:list-style-name="L3">
      <style:paragraph-properties fo:margin-top="0cm" fo:margin-bottom="0.353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2pt" fo:font-style="normal" style:text-underline-style="none" fo:font-weight="normal" style:text-blinking="false" fo:background-color="transparent"/>
    </style:style>
    <style:style style:name="P22" style:family="paragraph" style:parent-style-name="Text_20_body">
      <style:paragraph-properties fo:margin-top="0cm" fo:margin-bottom="0.353cm" style:contextual-spacing="false" fo:line-height="138%" style:writing-mode="lr-tb"/>
      <style:text-properties fo:font-variant="normal" fo:text-transform="none" fo:color="#000000" style:text-line-through-style="none" style:text-line-through-type="none" style:font-name="Calibri" fo:font-size="10.5pt" fo:font-style="normal" style:text-underline-style="none" fo:font-weight="normal" style:text-blinking="false" fo:background-color="transparent"/>
    </style:style>
    <style:style style:name="P23" style:family="paragraph" style:parent-style-name="Text_20_body">
      <style:paragraph-properties fo:margin-top="0cm" fo:margin-bottom="0.353cm" style:contextual-spacing="false" fo:line-height="138%" style:writing-mode="lr-tb"/>
      <style:text-properties fo:font-variant="normal" fo:text-transform="none" fo:color="#000000" style:text-line-through-style="none" style:text-line-through-type="none" style:font-name="Calibri" fo:font-size="12.75pt" fo:font-style="normal" style:text-underline-style="none" fo:font-weight="bold" style:text-blinking="false" fo:background-color="transparent"/>
    </style:style>
    <style:style style:name="P24" style:family="paragraph" style:parent-style-name="Text_20_body">
      <style:paragraph-properties fo:margin-top="0cm" fo:margin-bottom="0.353cm" style:contextual-spacing="false" fo:line-height="200%" style:writing-mode="lr-tb"/>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25" style:family="paragraph" style:parent-style-name="Text_20_body">
      <style:paragraph-properties fo:margin-top="0cm" fo:margin-bottom="0.353cm" style:contextual-spacing="false" fo:line-height="138%" style:writing-mode="lr-tb"/>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26" style:family="paragraph" style:parent-style-name="Text_20_body">
      <style:paragraph-properties fo:margin-top="0cm" fo:margin-bottom="0.353cm"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paragraph-properties fo:margin-top="0cm" fo:margin-bottom="0.353cm" style:contextual-spacing="false" fo:line-height="138%" style:writing-mode="lr-tb"/>
      <style:text-properties fo:font-variant="normal" fo:text-transform="none" fo:color="#000000" style:text-line-through-style="solid" style:text-line-through-type="single" style:font-name="Calibri" fo:font-size="10.5pt" fo:font-style="normal" fo:font-weight="normal" fo:background-color="transparent"/>
    </style:style>
    <style:style style:name="P28" style:family="paragraph" style:parent-style-name="Text_20_body">
      <style:paragraph-properties fo:margin-top="0cm" fo:margin-bottom="0.353cm" style:contextual-spacing="false" fo:line-height="138%" style:writing-mode="lr-tb"/>
      <style:text-properties fo:font-weight="normal"/>
    </style:style>
    <style:style style:name="P29" style:family="paragraph" style:parent-style-name="Text_20_body">
      <style:paragraph-properties fo:margin-top="0cm" fo:margin-bottom="0.353cm" style:contextual-spacing="false" fo:line-height="200%" style:writing-mode="lr-tb"/>
      <style:text-properties fo:font-weight="normal"/>
    </style:style>
    <style:style style:name="P30" style:family="paragraph" style:parent-style-name="Text_20_body">
      <style:paragraph-properties fo:margin-top="0cm" fo:margin-bottom="0.353cm" style:contextual-spacing="false" fo:line-height="138%" style:writing-mode="lr-tb"/>
    </style:style>
    <style:style style:name="P31" style:family="paragraph" style:parent-style-name="Text_20_body">
      <style:paragraph-properties fo:margin-top="0cm" fo:margin-bottom="0.353cm" style:contextual-spacing="false" fo:line-height="138%" fo:break-before="page" style:writing-mode="lr-tb"/>
      <style:text-properties fo:font-weight="normal"/>
    </style:style>
    <style:style style:name="P32" style:family="paragraph" style:parent-style-name="Text_20_body">
      <style:paragraph-properties fo:margin-top="0cm" fo:margin-bottom="0.353cm" style:contextual-spacing="false" fo:line-height="138%" fo:break-before="page" style:writing-mode="lr-tb"/>
      <style:text-properties fo:font-variant="normal" fo:text-transform="none" fo:color="#000000" style:text-line-through-style="none" style:text-line-through-type="none" style:font-name="Calibri" fo:font-size="13.5pt" fo:font-style="normal" style:text-underline-style="none" fo:font-weight="bold" style:text-blinking="false" fo:background-color="transparent"/>
    </style:style>
    <style:style style:name="P33" style:family="paragraph" style:parent-style-name="Text_20_body">
      <style:paragraph-properties fo:break-before="page"/>
    </style:style>
    <style:style style:name="P34" style:family="paragraph" style:parent-style-name="Text_20_body">
      <style:paragraph-properties fo:margin-top="0.423cm" fo:margin-bottom="0.635cm" style:contextual-spacing="false" fo:line-height="179%" style:writing-mode="lr-tb"/>
      <style:text-properties fo:font-weight="normal"/>
    </style:style>
    <style:style style:name="P35" style:family="paragraph" style:parent-style-name="Text_20_body">
      <style:paragraph-properties fo:margin-top="0.423cm" fo:margin-bottom="0.564cm" style:contextual-spacing="false" fo:line-height="200%" style:writing-mode="lr-tb"/>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36" style:family="paragraph" style:parent-style-name="Text_20_body">
      <style:paragraph-properties fo:margin-top="0.423cm" fo:margin-bottom="0.564cm" style:contextual-spacing="false" fo:line-height="200%" style:writing-mode="lr-tb"/>
      <style:text-properties fo:font-variant="normal" fo:text-transform="none" fo:color="#000000" style:text-line-through-style="none" style:text-line-through-type="none" style:font-name="Cambria" fo:font-size="12pt" fo:font-style="normal" style:text-underline-style="none" fo:font-weight="bold" style:text-blinking="false" fo:background-color="transparent"/>
    </style:style>
    <style:style style:name="P37" style:family="paragraph" style:parent-style-name="Text_20_body">
      <style:paragraph-properties fo:margin-top="0.423cm" fo:margin-bottom="0.564cm" style:contextual-spacing="false" fo:line-height="200%"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423cm" fo:margin-bottom="0.564cm" style:contextual-spacing="false" fo:line-height="200%" style:writing-mode="lr-tb"/>
      <style:text-properties fo:font-weight="normal"/>
    </style:style>
    <style:style style:name="P39" style:family="paragraph" style:parent-style-name="Text_20_body">
      <style:paragraph-properties fo:margin-top="0.423cm" fo:margin-bottom="0.564cm" style:contextual-spacing="false" fo:line-height="138%" style:writing-mode="lr-tb"/>
      <style:text-properties fo:font-weight="normal"/>
    </style:style>
    <style:style style:name="P40" style:family="paragraph" style:parent-style-name="Text_20_body">
      <style:paragraph-properties fo:margin-top="0.423cm" fo:margin-bottom="0.564cm" style:contextual-spacing="false" fo:line-height="200%" style:writing-mode="lr-tb"/>
    </style:style>
    <style:style style:name="P41" style:family="paragraph" style:parent-style-name="Text_20_body">
      <style:paragraph-properties fo:margin-top="0.423cm" fo:margin-bottom="0.564cm" style:contextual-spacing="false" fo:line-height="138%" fo:break-before="page" style:writing-mode="lr-tb"/>
      <style:text-properties fo:font-weight="normal"/>
    </style:style>
    <style:style style:name="P42" style:family="paragraph" style:parent-style-name="Text_20_body" style:list-style-name="L2">
      <style:paragraph-properties fo:margin-top="0.423cm" fo:margin-bottom="0cm" style:contextual-spacing="false" fo:line-height="200%" fo:background-color="transparent" style:writing-mode="lr-tb">
        <style:background-image/>
      </style:paragraph-properties>
      <style:text-properties fo:font-variant="normal" fo:text-transform="none" fo:color="#000000" style:text-line-through-style="none" style:text-line-through-type="none" style:font-name="Cambria" fo:font-size="12pt" fo:font-style="normal" style:text-underline-style="none" fo:font-weight="normal" style:text-blinking="false"/>
    </style:style>
    <style:style style:name="P43" style:family="paragraph" style:parent-style-name="Text_20_body">
      <style:paragraph-properties fo:margin-left="0.847cm" fo:margin-right="0cm" fo:margin-top="0cm" fo:margin-bottom="0cm" style:contextual-spacing="false" fo:line-height="120%" fo:text-indent="-0.847cm" style:auto-text-indent="false" style:writing-mode="lr-tb"/>
      <style:text-properties fo:font-weight="normal"/>
    </style:style>
    <style:style style:name="P44" style:family="paragraph" style:parent-style-name="Text_20_body">
      <style:paragraph-properties fo:margin-left="0.847cm" fo:margin-right="0cm" fo:margin-top="0cm" fo:margin-bottom="0cm" style:contextual-spacing="false" fo:line-height="120%" fo:text-indent="-0.847cm" style:auto-text-indent="false" style:writing-mode="lr-tb"/>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45" style:family="paragraph" style:parent-style-name="Text_20_body">
      <style:paragraph-properties fo:margin-left="0.847cm" fo:margin-right="0cm" fo:margin-top="0cm" fo:margin-bottom="0cm" style:contextual-spacing="false" fo:line-height="120%" fo:text-indent="-0.847cm" style:auto-text-indent="false" style:writing-mode="lr-tb"/>
    </style:style>
    <style:style style:name="P46" style:family="paragraph" style:parent-style-name="Heading_20_2">
      <style:paragraph-properties fo:margin-top="0.635cm" fo:margin-bottom="0.212cm" style:contextual-spacing="false" fo:line-height="200%" fo:break-before="page" style:writing-mode="lr-tb"/>
      <style:text-properties fo:font-variant="normal" fo:text-transform="none" fo:color="#000000" style:text-line-through-style="none" style:text-line-through-type="none" style:font-name="Calibri" fo:font-size="12.75pt" fo:font-style="normal" style:text-underline-style="none" fo:font-weight="bold" style:text-blinking="false" fo:background-color="transparent"/>
    </style:style>
    <style:style style:name="P47" style:family="paragraph" style:parent-style-name="Heading_20_2">
      <style:paragraph-properties fo:margin-top="0.635cm" fo:margin-bottom="0.212cm" style:contextual-spacing="false" fo:line-height="200%" style:writing-mode="lr-tb"/>
      <style:text-properties fo:font-variant="normal" fo:text-transform="none" fo:color="#000000" style:text-line-through-style="none" style:text-line-through-type="none" style:font-name="Calibri" fo:font-size="12.75pt" fo:font-style="normal" style:text-underline-style="none" fo:font-weight="bold" style:text-blinking="false" fo:background-color="transparent"/>
    </style:style>
    <style:style style:name="P48" style:family="paragraph" style:parent-style-name="Heading_20_2">
      <style:paragraph-properties fo:margin-top="0.635cm" fo:margin-bottom="0.212cm" style:contextual-spacing="false" fo:line-height="120%" style:writing-mode="lr-tb"/>
      <style:text-properties fo:font-variant="normal" fo:text-transform="none" fo:color="#000000" style:text-line-through-style="none" style:text-line-through-type="none" style:font-name="Cambria" fo:font-size="12pt" fo:font-style="normal" style:text-underline-style="none" fo:font-weight="bold" style:text-blinking="false" fo:background-color="transparent"/>
    </style:style>
    <style:style style:name="P49" style:family="paragraph" style:parent-style-name="Heading_20_3">
      <style:paragraph-properties fo:margin-top="0.423cm" fo:margin-bottom="0.564cm" style:contextual-spacing="false" fo:line-height="200%" style:writing-mode="lr-tb"/>
      <style:text-properties fo:font-variant="normal" fo:text-transform="none" fo:color="#000000" style:text-line-through-style="none" style:text-line-through-type="none" style:font-name="Cambria" fo:font-size="12pt" fo:font-style="normal" style:text-underline-style="none" fo:font-weight="bold" style:text-blinking="false" fo:background-color="transparent"/>
    </style:style>
    <style:style style:name="P50" style:family="paragraph" style:parent-style-name="Heading_20_3">
      <style:paragraph-properties fo:margin-top="0.423cm" fo:margin-bottom="0.564cm" style:contextual-spacing="false" fo:line-height="200%" style:writing-mode="lr-tb"/>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style:style>
    <style:style style:name="P5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Calibri" fo:font-size="10.5pt" fo:font-style="normal" style:text-underline-style="none" fo:font-weight="bold" style:text-blinking="false" fo:background-color="transparent"/>
    </style:style>
    <style:style style:name="P5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Calibri" fo:font-size="10.5pt" fo:font-style="normal" style:text-underline-style="none" fo:font-weight="normal" style:text-blinking="false" fo:background-color="transparent"/>
    </style:style>
    <style:style style:name="P5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Calibri" fo:font-size="9.75pt" fo:font-style="normal" style:text-underline-style="none" fo:font-weight="bold" style:text-blinking="false" fo:background-color="transparent"/>
    </style:style>
    <style:style style:name="P5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Calibri" fo:font-size="9.75pt" fo:font-style="normal" style:text-underline-style="none" fo:font-weight="normal" style:text-blinking="false" fo:background-color="transparent"/>
    </style:style>
    <style:style style:name="P55" style:family="paragraph" style:parent-style-name="Table_20_Contents">
      <style:paragraph-properties fo:margin-top="0cm" fo:margin-bottom="0cm" style:contextual-spacing="false" fo:line-height="120%" style:writing-mode="lr-tb"/>
    </style:style>
    <style:style style:name="T1" style:family="text">
      <style:text-properties fo:font-variant="normal" fo:text-transform="none" fo:color="#000000" style:text-line-through-style="none" style:text-line-through-type="none" style:font-name="Calibri" fo:font-size="13.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0.5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Calibri" fo:font-size="10.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6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9" style:family="text">
      <style:text-properties fo:font-variant="normal" fo:text-transform="none" fo:color="#000000" style:text-line-through-style="none" style:text-line-through-type="none" style:text-underline-style="none" style:text-blinking="false" fo:background-color="#efefef" loext:char-shading-value="0"/>
    </style:style>
    <style:style style:name="T1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6.75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 fo:font-size="12pt" fo:font-style="italic"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 fo:font-size="12pt" fo:font-style="italic" style:text-underline-style="none" style:text-blinking="false" fo:background-color="#ffffff" loext:char-shading-value="0"/>
    </style:style>
    <style:style style:name="T18" style:family="text">
      <style:text-properties fo:font-variant="normal" fo:text-transform="none" fo:color="#000000" style:text-line-through-style="none" style:text-line-through-type="none" style:font-name="Cambria" fo:font-size="12pt" fo:font-style="italic"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 fo:font-size="12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 fo:font-size="12pt"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 fo:font-size="12pt" fo:font-style="normal" style:text-underline-style="none" fo:font-weight="bold"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 fo:font-size="12pt" fo:font-style="normal" style:text-underline-style="none" fo:font-weight="bold" style:text-blinking="false" fo:background-color="#ffffff" loext:char-shading-value="0"/>
    </style:style>
    <style:style style:name="T24" style:family="text">
      <style:text-properties fo:font-variant="normal" fo:text-transform="none" fo:color="#000000" style:text-line-through-style="none" style:text-line-through-type="none" style:font-name="Cambria" fo:font-size="12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 fo:font-size="6.75pt" fo:font-style="normal"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 fo:font-size="6.75pt" fo:font-style="italic"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Consolas" fo:font-size="12pt" fo:font-style="normal" style:text-underline-style="none" style:text-blinking="false" fo:background-color="transparent" loext:char-shading-value="0"/>
    </style:style>
    <style:style style:name="T28" style:family="text">
      <style:text-properties fo:font-variant="normal" fo:text-transform="none" fo:color="#000000" style:text-line-through-style="solid" style:text-line-through-type="single" style:font-name="Calibri" fo:font-size="12pt" fo:font-style="normal" fo:background-color="transparent" loext:char-shading-value="0"/>
    </style:style>
    <style:style style:name="T29" style:family="text">
      <style:text-properties fo:font-variant="normal" fo:text-transform="none" fo:color="#000000" style:text-line-through-style="solid" style:text-line-through-type="single" style:font-name="Calibri" fo:font-size="12pt" fo:font-style="normal" fo:font-weight="bold" fo:background-color="transparent" loext:char-shading-value="0"/>
    </style:style>
    <style:style style:name="T30" style:family="text">
      <style:text-properties fo:font-variant="normal" fo:text-transform="none" fo:color="#000000" style:text-line-through-style="solid" style:text-line-through-type="single" fo:background-color="transparent" loext:char-shading-value="0"/>
    </style:style>
    <style:style style:name="T31" style:family="text">
      <style:text-properties fo:font-variant="normal" fo:text-transform="none" fo:color="#000000" style:font-name="Cambria" fo:font-size="12pt" fo:font-style="normal"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1155cc" style:text-line-through-style="none" style:text-line-through-type="none" style:font-name="Calibri" fo:font-size="13.5pt" fo:font-style="normal" style:text-underline-style="solid" style:text-underline-width="auto" style:text-underline-color="font-color" fo:font-weight="bold" style:text-blinking="false" fo:background-color="transparent" loext:char-shading-value="0"/>
    </style:style>
    <style:style style:name="T33" style:family="text">
      <style:text-properties fo:font-variant="normal" fo:text-transform="none" fo:color="#1155cc" style:text-line-through-style="none" style:text-line-through-type="none" style:font-name="Cambria" fo:font-size="12pt" fo:font-style="normal" style:text-underline-style="solid" style:text-underline-width="auto" style:text-underline-color="font-color" fo:font-weight="normal" style:text-blinking="false" fo:background-color="transparent" loext:char-shading-value="0"/>
    </style:style>
    <style:style style:name="T34" style:family="text">
      <style:text-properties style:text-line-through-style="none" style:text-line-through-type="none" style:text-underline-style="none" style:text-blinking="false" fo:background-color="#ffffff" loext:char-shading-value="0"/>
    </style:style>
    <style:style style:name="T35" style:family="text">
      <style:text-properties fo:background-color="transparent" loext:char-shading-value="0"/>
    </style:style>
    <style:style style:name="T36" style:family="text">
      <style:text-properties style:text-line-through-style="solid" style:text-line-through-type="single" fo:background-color="transparent" loext:char-shading-value="0"/>
    </style:style>
    <style:style style:name="T37" style:family="text">
      <style:text-properties style:text-line-through-style="solid" style:text-line-through-type="single" fo:background-color="#ffffff" loext:char-shading-value="0"/>
    </style:style>
    <style:style style:name="T38" style:family="text">
      <style:text-properties fo:color="#ff9900" style:text-line-through-style="solid" style:text-line-through-type="single" fo:background-color="transparent" loext:char-shading-value="0"/>
    </style:style>
    <style:style style:name="T39" style:family="text">
      <style:text-properties fo:background-color="#ffffff" loext:char-shading-value="0"/>
    </style:style>
    <style:style style:name="T40" style:family="text">
      <style:text-properties fo:color="#ff0000" style:font-name="Arial" fo:background-color="#ffffff" loext:char-shading-value="0"/>
    </style:style>
    <style:style style:name="T41" style:family="text">
      <style:text-properties fo:background-color="#ffff00" loext:char-shading-value="0"/>
    </style:style>
    <style:style style:name="T42" style:family="text">
      <style:text-properties fo:font-style="italic" fo:background-color="transparent" loext:char-shading-value="0"/>
    </style:style>
    <style:style style:name="T43" style:family="text">
      <style:text-properties fo:font-style="italic" officeooo:rsid="00114dcf" style:font-style-asian="italic" style:font-style-complex="italic"/>
    </style:style>
    <style:style style:name="T44" style:family="text">
      <style:text-properties officeooo:rsid="00114dc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c2e0b9aa-9c92-1cbf-fd2e-e07950e1821d"/><text:span text:style-name="T1">Draft Outline of manuscript 2: </text:span><text:a xlink:type="simple" xlink:href="https://docs.google.com/document/d/1Z5Ug_tEdsmMwpuKRn8rt6rgQXuCfkyKeZ6segFuyPAU/edit"><text:span text:style-name="T32">https://docs.google.com/document/d/1Z5Ug_tEdsmMwpuKRn8rt6rgQXuCfkyKeZ6segFuyPAU/edit</text:span></text:a></text:p>
      <text:list xml:id="list330659368364408034" text:style-name="L1">
        <text:list-item>
          <text:p text:style-name="P8">Sara getting weird error with app. Will provide details. Error: unused argument (all_files = FALSE) The data is populating in the plot page, but the error is coming up when I click on the input data tab and format data tab.</text:p>
        </text:list-item>
        <text:list-item>
          <text:p text:style-name="P9"><text:span text:style-name="T36">Liuyang - test uploading data with the app and see if you get errors [</text:span><text:span text:style-name="T38">I succeeded to upload my own data. The format must be “.csv”, and it can not read “space” or “tab” delimited file now; I computed Mahalanobis distance and add it to table, and it is not shown while I tried to mark outliers in the step of “Produce plots”. Maybe I did something wrong </text:span><text:span text:style-name="T36">]</text:span><text:span text:style-name="T35"> [Daren: Comma, space, and tab delimited files loaded fine for me when formatted correctly.]</text:span></text:p>
        </text:list-item>
        <text:list-item>
          <text:p text:style-name="P9"><text:span text:style-name="T36">Daren vignette</text:span><text:span text:style-name="T35"> - </text:span><text:span text:style-name="T36">Sara will read and edit when ready</text:span></text:p>
        </text:list-item>
        <text:list-item>
          <text:p text:style-name="P15"><text:span text:style-name="T39">Daren will fix screen shots.</text:span><text:span text:style-name="T34"> Looks better, but still difficult to see well, despite trying multiple different things. Landscape view might help, but can’t do in Google Docs. High resolution PDF in Google Drive.</text:span></text:p>
        </text:list-item>
        <text:list-item>
          <text:p text:style-name="P16">Sara will move refs to Supplement</text:p>
        </text:list-item>
        <text:list-item>
          <text:p text:style-name="P16">Check second nonparam dataset.</text:p>
        </text:list-item>
        <text:list-item>
          <text:p text:style-name="P18">Delete “marked” references which are not shown in main text before submission</text:p>
        </text:list-item>
        <text:list-item>
          <text:p text:style-name="P17"><text:span text:style-name="T37">Caitlin will move us to master branch and start a new branch, edit instructions at end of doc.. </text:span><text:span text:style-name="T39">On master we will delete everything that isn’t ready for review yet.</text:span></text:p>
          <text:list>
            <text:list-item>
              <text:p text:style-name="P17"><text:span text:style-name="T39">Caitin will check circle plot and if not easy to fix, will delete. </text:span><text:span text:style-name="T41">Caitlin let me (Sara) know if you take the circle plot out and I will edit our workflow figure to take circle plot off our plotting options</text:span><text:span text:style-name="T39">. Outlier aesthetics appear to color all data points and not just outliers, which isn’t very useful. May also need to provide a blurb on interpreting, as I’m not sure what the center lines mean.</text:span></text:p>
            </text:list-item>
            <text:list-item>
              <text:p text:style-name="P20"><text:span text:style-name="T40">Multivariate columns do not carry over for plotting - should we remove outlier detection panel for submission? Or, </text:span><text:span text:style-name="T35">can we remove “Use existing” and “Compare outliers” for submission? (Bob)</text:span></text:p>
            </text:list-item>
          </text:list>
        </text:list-item>
      </text:list>
      <text:p text:style-name="Text_20_body"/>
      <text:p text:style-name="P22">Some lingering issues w/ GUI:</text:p>
      <text:p text:style-name="P27">1. OmicCircos appears to install every time I run “MINOTAUR()”</text:p>
      <text:p text:style-name="P27">2. Welcome: The ‘Contact Us’ link is weird. Maybe leave it off so that correspondence just goes through GitHub. People who really want to contact us directly will track down an email.</text:p>
      <text:p text:style-name="P27">2. Input Data: No Rdata uploading capability. No big deal for now, but we may have to adjust MS before submission.</text:p>
      <text:p text:style-name="P22">3. Format Data: Breakdown by Group is ‘Under Construction’. If not ready in time for <text:soft-page-break/>review, should maybe just consider excluding for now?</text:p>
      <text:p text:style-name="P27">4. Format Data: Final Data table appears to just be dummy stuff. This looked good on a recent commit from a day or two ago, so probably an easy fix???</text:p>
      <text:p text:style-name="P22">5. Outlier Detection: As this has evolved, it is now the case that we don’t really calculate any outliers here. We just estimate multivariate measures. Maybe a rename is in order at some point?</text:p>
      <text:p text:style-name="P22">6. Find Outliers: Under Density-Based tab, I’ve played around with preset, default, and ML bandwidth estimation, but ‘Calculate’ doesn’t appear to be doing anything (or the calculation is very slow, which seems unlikely). Maybe Bob didn’t quite get this totally finished?</text:p>
      <text:p text:style-name="P27">7. Find Outliers: Eliminate ‘Use Existing’ tab. We can add some info somewhere that if interested in using existing measures, user can just input their own dataset with columns appended.</text:p>
      <text:p text:style-name="P27">8. Compare Outliers: Just eliminate this tab.</text:p>
      <text:p text:style-name="P22">9. Produce Plots: Allow multivariate measure columns to be passed from ‘Outlier Detection’ tab.</text:p>
      <text:p text:style-name="P22">10. Circular Manhattan Plot: Working well, but outlier coloring appears to recolor all points, not just outliers.</text:p>
      <text:p text:style-name="P22">11. Circular Manhattan Plot: Also not really sure how to interpret parts of this plot. What do the lines in the middle really mean? With growing diameter, it is hard to see overlapping outliers by eye. If we exclude this for now then these issues can get worked on later.</text:p>
      <text:p text:style-name="P27">12. Help: Nothing here so maybe we just delete this for now. Welcome provides pretty good information and points towards help.</text:p>
      <text:p text:style-name="Text_20_body"/>
      <text:p text:style-name="P5"><text:span text:style-name="T3">Katie: </text:span><text:span text:style-name="T2">Editing and working on next paper. Rerunning new stats on example figures for this paper. Reduce highlighted paragraph. P15 reference regarding intermediate expression levels.</text:span></text:p>
      <text:p text:style-name="P5"><text:span text:style-name="T3">Bob: </text:span><text:span text:style-name="T2">Package - </text:span><text:span text:style-name="T28">Remove “2” from functions</text:span><text:span text:style-name="T2">. </text:span><text:span text:style-name="T28">Table of computational complexity</text:span><text:span text:style-name="T2">. </text:span><text:span text:style-name="T28">Describe harmonic mean distance better in main text</text:span><text:span text:style-name="T2">. </text:span><text:span text:style-name="T28">Rewrite description of nonparametric data</text:span><text:span text:style-name="T2">. </text:span><text:span text:style-name="T28">Legends for figures 3 and S1.</text:span><text:span text:style-name="T7"> </text:span><text:span text:style-name="T28">Send nonparametric data to Caitlin</text:span><text:span text:style-name="T2">. </text:span><text:span text:style-name="T28">Direct user to end of paper.</text:span><text:span text:style-name="T7"> </text:span><text:span text:style-name="T2">Add “under construction” for some parts of the app. Outlier detection page. Add heat-contour-image to app.</text:span></text:p>
      <text:p text:style-name="P5"><text:span text:style-name="T3">Sara: </text:span><text:span text:style-name="T28">Insert new Supplementary table 1.</text:span></text:p>
      <text:p text:style-name="P5"><text:span text:style-name="T29">Daren:</text:span><text:span text:style-name="T30"> </text:span><text:span text:style-name="T28">Screen shots for vignette and for MS figure. Vignette. Play w/ App. Add </text:span><text:soft-page-break/><text:span text:style-name="T28">known issues to Vignette and how to raise issues (one is loading a new dataset after setting position in previous datasets). Eliminate UK english. Read through (Wed. evening).</text:span></text:p>
      <text:p text:style-name="P5"><text:span text:style-name="T3">Caitlin: </text:span><text:span text:style-name="T12">Shiny dashboard branch - Rdata upload. Checking big dataset. Screen-shots for publication. In paper tell user how to get example data. Install manually packages? Check log-transforming. Add a quit button (just x-ing out leaves a process running in R, which is awkward [at least for me])</text:span></text:p>
      <text:p text:style-name="P5"><text:span text:style-name="T3">Liuyang: </text:span><text:span text:style-name="T28">editing and check references</text:span></text:p>
      <text:p text:style-name="P6">Last minute jobs - check that all references are in bibliography, and all bibliography is in text. Check reference style</text:p>
      <text:p text:style-name="P7">Fri: Submit</text:p>
      <text:p text:style-name="P7">Thurs: Check refs, cover letter</text:p>
      <text:p text:style-name="P7">End of Wed: check app for bugs? All edits done. App is ready by end of Wed.</text:p>
      <text:p text:style-name="P33"/>
      <text:p text:style-name="P7">MINOTAUR: an R package for visualizing and calculating multivariate outliers in genomic datasets</text:p>
      <text:p text:style-name="P34"><text:span text:style-name="T13">Robert Verity</text:span><text:span text:style-name="T15">1§</text:span><text:span text:style-name="T13">, Caitlin Collins</text:span><text:span text:style-name="T15">1</text:span><text:span text:style-name="T13">, Daren C. Card</text:span><text:span text:style-name="T15">2</text:span><text:span text:style-name="T13">, Sara M. Schaal</text:span><text:span text:style-name="T15">3</text:span><text:span text:style-name="T13">, Liuyang Wang</text:span><text:span text:style-name="T15">4 </text:span><text:span text:style-name="T13">, Katie E. Lotterhos</text:span><text:span text:style-name="T15">3</text:span></text:p>
      <text:p text:style-name="P34"><text:span text:style-name="T15">1 </text:span><text:span text:style-name="T13">Imperial College London, MRC Centre for Outbreak Analysis and Modelling, Department of Infectious Disease Epidemiology, St. Mary’s Campus, Norfolk Place, Imperial College London, London W21PG, UK</text:span></text:p>
      <text:p text:style-name="P34"><text:span text:style-name="T15">2 </text:span><text:span text:style-name="T13">Department of Biology, 501 S. Nedderman Drive, The University of Texas at Arlington, Arlington, TX 76019, USA</text:span></text:p>
      <text:p text:style-name="P34"><text:span text:style-name="T15">3 </text:span><text:span text:style-name="T13">Department of Marine and Environmental Sciences, 430 Nahant Road, Northeastern University, Nahant, MA 01908, USA</text:span></text:p>
      <text:p text:style-name="P34"><text:span text:style-name="T15">4 </text:span><text:span text:style-name="T13">Department of Molecular Genetics and Microbiology, School of Medicine, 213 Research Drive, Duke University, Durham, NC 27710, USA</text:span></text:p>
      <text:p text:style-name="Text_20_body"/>
      <text:p text:style-name="P34"><text:span text:style-name="T15">§</text:span><text:span text:style-name="T7"> </text:span><text:span text:style-name="T14">Correspondence</text:span><text:span text:style-name="T13">: </text:span></text:p>
      <text:p text:style-name="P34"><text:span text:style-name="T14">Running Head:</text:span><text:span text:style-name="T7"> </text:span><text:span text:style-name="T13">Multivariate outliers in genomics</text:span></text:p>
      <text:h text:style-name="P46" text:outline-level="2">Abstract</text:h>
      <text:p text:style-name="P35">Genome scans are widely used to identify “outliers” in genomic data: loci with different patterns compared with the rest of the genome due to the action of selection or other non-adaptive forces of evolution. These genomic datasets are often high-dimensional, with complex correlation structures among variables, making it a challenge to identify outliers in a robust way. The Mahalanobis distance has been widely used for this purpose, but has the major limitation of assuming that data follow a simple parametric distribution. Here we develop three new metrics that can be used to identify outliers in multivariate space, while making no strong assumptions about the distribution of the data. These metrics are implemented in the R package MINOTAUR, which also includes an interactive web-based application for visualizing outliers in high-dimensional datasets. We illustrate how these metrics can be used to identify outliers from simulated genetic data, and discuss some of the limitations they may face in application.</text:p>
      <text:p text:style-name="P28"><text:span text:style-name="T18">Keywords</text:span><text:span text:style-name="T19">: genomic scans, Mahalanobis, kernel density</text:span></text:p>
      <text:h text:style-name="P46" text:outline-level="2">Introduction</text:h>
      <text:p text:style-name="P35">Knowledge of the genetic architecture of biological traits —the number of loci that affect a phenotype, the magnitude of their effect, and their distribution across the genome—not only illuminates the evolutionary processes that shape genomes, but also has important implications for complex diseases (McCarthy and Hirschhorn 2008), conservation (Kohn et al. 2006; Allendorf et al. 2010; Funk et al. 2012), and breeding programs (Goddard et al. 2009; Varshney et al. 2009). With the advent of next-generation sequencing we now have the ability to examine genomes at a fine scale; and, as a result, we have identified a large number of genomic variants that are implicated in complex diseases (Carlson et al. 2004; Hindorff et al. 2009) and adaptation to the local environment (Savolainen et al. 2013). This wealth of data is likely to yield new insights, but it also brings with it the challenge of extracting the relevant signal from noisy, complex, multi-dimensional data sets. This is perhaps one reason why most of the variants detected so far have only managed to explain a very small proportion of the observable phenotypic variation (Yang et al. 2010; Brachi et al. 2011).</text:p>
      <text:p text:style-name="P38"><text:span text:style-name="T19">The preferred method for detecting genomic variants is via genome scans. There are many different approaches toward scanning genomes, but all are based on the same premise: that the loci of interest to the investigator are likely to be statistical outliers when compared with the rest of the genome. The particular choice of statistic will depend on the question being asked and the experimental design, and may include one or more statistics from the following categories: tests for genetic differentiation (Lotterhos &amp; Whitlock 2014; Hoban </text:span><text:soft-page-break/><text:span text:style-name="T19">et al. </text:span><text:span text:style-name="T16">in revision</text:span><text:span text:style-name="T19">), scans for strong positive selection and/or selective sweeps (Hohenlohe 2010; Vatsiou et al. 2016), genome-wide association studies for phenotype-associated loci (GWAS, reviewed in Carlson et al. 2004 and </text:span><text:span text:style-name="T20">McCarthy et al. 2008</text:span><text:span text:style-name="T19">), linkage mapping for quantitative trait loci (QTL, Savolainen et al. 2013), genetic-environment associations (reviewed in Rellstab et al. 2015), and scans for differentially expressed genes (Wang et al. 2009). A number of different genome-scan test statistics may be calculated for a single genomic dataset and these are usually examined one-at-a-time (i.e., in univariate analyses). Some test statistics may be highly correlated, while the power of other test statistics may vary for different regions of the genome depending on the details of selection, recombination, mutation, and migration rates (Tiffin and Ross-Ibarra 2014). Additionally, the power of different approaches may vary among species because of demographic history, and within a species because of sampling design (De Mita et al. 2013; de Villemereuil et al. 2014; Lotterhos and Whitlock 2015). Finally, loci with intermediate probabilities of detection will often exhibit the highest variance in results from genome scans (Lotterhos et al. </text:span><text:span text:style-name="T16">in review</text:span><text:span text:style-name="T19">).</text:span></text:p>
      <text:p text:style-name="P38"><text:span text:style-name="T19">Given the complex evolutionary histories of most species, it is doubtful whether any single statistic can fully capture the genomic signal of interest in the majority of cases (Verity and Nichols 2014). Furthermore, the uncertainty in demographic history, coupled with the variation in statistical outcomes in different scenarios makes it difficult to know which statistics have the greatest power to detect selection and which have the highest false positive rates. These issues point to a need for composite, multivariate outlier methods that integrate information across multiple test statistics. Multivariate methods have </text:span><text:soft-page-break/><text:span text:style-name="T19">been utilized extensively in biology and statistics; but, in application to genome scans, the power of the multivariate approach has not been fully exploited.  (reviewed in Evangelou and Ioannidis 2013).</text:span><text:span text:style-name="T8"> </text:span></text:p>
      <text:list xml:id="list488568387468465018" text:style-name="L2">
        <text:list-item>
          <text:p text:style-name="P42"><text:span text:style-name="T42">Power</text:span><text:span text:style-name="T35"> of multivariate &gt; univariate &amp; difference (1 sentence). </text:span></text:p>
        </text:list-item>
        <text:list-item>
          <text:p text:style-name="P11">Bayesian parametric methods--do not identify contributing loci</text:p>
        </text:list-item>
        <text:list-item>
          <text:p text:style-name="P11">Dimension reduction methods (Jombart review + DAPC paper)--problems of interpretability, generally used on one variable at a time, cluster-based frameworks. <text:span text:style-name="T44">BUT- show that genome-scale multivariate analyses </text:span><text:span text:style-name="T43">can </text:span><text:span text:style-name="T44">be computationally efficient. </text:span></text:p>
        </text:list-item>
        <text:list-item>
          <text:p text:style-name="P2"><text:bookmark text:name="docs-internal-guid-c2e0b9aa-9d6a-5c92-c603-6b8354db64f5"/>Unaccompanied by any intrinsic mechanism to delineate the boundaries between signal and noise in their output, however, these techniques are not ideally designed for the objective identification of multivariate outliers (Pattterson et al. 2006).</text:p>
        </text:list-item>
        <text:list-item>
          <text:p text:style-name="P10"><text:span text:style-name="T35">Combination of variables, outlier identification restricted to meta-analyses of genome scans/GWAS (REF Evangelou) </text:span><text:span text:style-name="T42">and</text:span><text:span text:style-name="T35"> “multivariate GWAS” (ie. w multiple phenotypes) (REF?!)</text:span></text:p>
        </text:list-item>
        <text:list-item>
          <text:p text:style-name="P2"><text:bookmark text:name="docs-internal-guid-c2e0b9aa-9d71-8dc5-5155-099bbc360600"/>Multivariate methods have also been used in meta-analyses of GWAS results, wherein the simultaneous consideration of multiple genetic variants or phenotypes is undertaken with the aim of increasing power and improving interpretability (reviewed in Evangelou and Ioannidis 2013). </text:p>
        </text:list-item>
        <text:list-item>
          <text:p text:style-name="P10"><text:span text:style-name="T35">Far more opportunities for use of multivariate approaches in the simultaneous examination of multiple variables exist than are being capitalized on. </text:span></text:p>
        </text:list-item>
        <text:list-item>
          <text:p text:style-name="P11">We want to make it easy and thus more commonplace to undertake such <text:soft-page-break/>multivariate analyses and to make outlier identification less one-dimensional… </text:p>
        </text:list-item>
        <text:list-item>
          <text:p text:style-name="P1"><text:bookmark text:name="docs-internal-guid-c2e0b9aa-9d5a-433c-f43b-cdec7bc330d3"/>Our aim is to make this a more accessible undertaking and, thus, a more commonplace tool. </text:p>
        </text:list-item>
        <text:list-item>
          <text:p text:style-name="P19"/>
        </text:list-item>
      </text:list>
      <text:p text:style-name="Text_20_body"/>
      <text:p text:style-name="P40"><text:span text:style-name="T21">While there are dedicated software tools for calculating test statistics, there does not currently exist a unified platform for the filtering, visualization, and integration of test statistics in multivariate space. Here we describe a new R package called MINOTAUR (</text:span><text:span text:style-name="T31">M</text:span><text:span text:style-name="T21">ultivariate v</text:span><text:span text:style-name="T31">I</text:span><text:span text:style-name="T21">sualisatio</text:span><text:span text:style-name="T31">N</text:span><text:span text:style-name="T11"> </text:span><text:span text:style-name="T21">and </text:span><text:span text:style-name="T31">O</text:span><text:span text:style-name="T21">u</text:span><text:span text:style-name="T31">T</text:span><text:span text:style-name="T21">lier </text:span><text:span text:style-name="T31">A</text:span><text:span text:style-name="T21">nalysis </text:span><text:span text:style-name="T31">U</text:span><text:span text:style-name="T21">sing </text:span><text:span text:style-name="T31">R</text:span><text:span text:style-name="T21">) built specifically for this purpose. This software package - initiated during a hackathon for population genetics in R (</text:span><text:a xlink:type="simple" xlink:href="https://github.com/NESCent/r-popgen-hackathon"><text:span text:style-name="T33">https://github.com/NESCent/r-popgen-hackathon</text:span></text:a><text:span text:style-name="T21">) - provides functions for detecting outliers in multivariate space alongside procedures to manipulate, summarize, and visualize these data. The R software environment (R Core Team 2015) is free, open-source, and hosts a large collection of tools for statistical analysis, making it the ideal host for the development and uptake of such a platform. Furthermore, because data visualization is an important part of verifying and identifying outliers, the R Shiny and Shiny Dashboard environments (Chang 2015; Chang et al. 2016) have been employed to provide users of MINOTAUR with an interactive interface that streamlines the process of data input, statistical analysis, and graphical exploration. Together these tools have the potential to increase the efficiency with which the results of genome scans are filtered and explored.</text:span></text:p>
      <text:h text:style-name="P49" text:outline-level="3">Approaches to identifying multivariate outliers</text:h>
      <text:p text:style-name="P24">In the MINOTAUR package we implement four composite measures that can be used to integrate information over multiple univariate statistics: Mahalanobis <text:soft-page-break/>distance, harmonic mean distance, nearest neighbor distance, and kernel density deviance. We developed the latter three measures, which are related to Mahalanobis distance but make no strong assumptions about the parametric form of the data, meaning they can be applied to multivariate statistics that have complex correlated or even multimodal distributions. Some of these measures are heavily influenced by the distance of points from the multivariate centroid (Mahalanobis and harmonic mean distance) while others are mainly influenced by the sparseness of points in the local vicinity (nearest neighbor distance and kernel density deviance), and so we would expect the measures to behave differently from one another, and to vary depending on the data at hand.</text:p>
      <text:p text:style-name="P24">The calculation of these composite measures has been optimized for genome-scale data by using precompiled routines, written  in C++ and integrated into R using the package Rcpp (Eddelbuettel and Francois 2011; Eddelbuettel 2013). Several packages devoted to multivariate statistics that may be appropriate for genome-scale data already exist in R (see Supplementary Table 1), and thus users can utilize both existing statistical methods and the more targeted functions included within the MINOTAUR package. </text:p>
      <text:p text:style-name="P38"><text:span text:style-name="T16">Mahalanobis distance</text:span><text:span text:style-name="T19">. The Mahalanobis distance is a multidimensional measure of the number of standard deviations that a point lies from the mean of a distribution. The Mahalanobis distance of a </text:span><text:span text:style-name="T16">d</text:span><text:span text:style-name="T19">-dimensional observation xi=(xi1, xi2,</text:span><text:span text:style-name="T7">…</text:span><text:span text:style-name="T19">,xid)T</text:span><text:span text:style-name="T7"> </text:span><text:span text:style-name="T19">from a distribution of </text:span><text:span text:style-name="T16">N</text:span><text:span text:style-name="T7"> </text:span><text:span text:style-name="T19">variables with mean x=(x1, x2, ..., xd)T</text:span><text:span text:style-name="T7"> </text:span><text:span text:style-name="T19">and covariance matrix </text:span><text:span text:style-name="T16">S</text:span><text:span text:style-name="T7"> </text:span><text:span text:style-name="T19">is defined as follows (Mahalanobis 1936):</text:span></text:p>
      <text:p text:style-name="P38"><text:span text:style-name="T19">DM(xi)=(xi-x)TS-1(xi-x)</text:span><text:span text:style-name="T7">  </text:span><text:span text:style-name="T19">.</text:span><text:span text:style-name="T7"> </text:span><text:span text:style-name="T19">(1)</text:span></text:p>
      <text:p text:style-name="P38"><text:soft-page-break/><text:span text:style-name="T19">This distance differs from the ordinary Euclidean distance due to the correction for covariance among observations, making it a better distance measure for genome scan summary statistics because it does not assume that statistics are independent (i.e., Euclidean distance equals Mahalanobis distance when </text:span><text:span text:style-name="T16">S</text:span><text:span text:style-name="T7"> </text:span><text:span text:style-name="T19">is a diagonal matrix). However, this distance does make the assumption that points disperse smoothly from a single multivariate centroid, and so it will tend to perform poorly when observations have a complex or multimodal distribution.</text:span></text:p>
      <text:p text:style-name="P38"><text:span text:style-name="T16">Harmonic mean distance</text:span><text:span text:style-name="T19">. In this context the “harmonic mean distance” of an observation xi</text:span><text:span text:style-name="T7"> </text:span><text:span text:style-name="T19">refers to the harmonic mean of the distance of this point to all other points. The distance measure used here is the Euclidian distance normalized by multiplying by the inverse covariance matrix. This ensures that results are not dominated by a few statistics with a large spread, and also accounts for any potential correlation between statistics, analogously to the Mahalonobis distance. Mathematically we can define the harmonic mean distance as follows:</text:span></text:p>
      <text:p text:style-name="P38"><text:span text:style-name="T19">DH(xi) =Nji(xi-xj)TS-1(xi-xj)-1/2-1</text:span><text:span text:style-name="T7"> </text:span><text:span text:style-name="T19">.</text:span><text:span text:style-name="T7"> </text:span><text:span text:style-name="T19">(2)</text:span></text:p>
      <text:p text:style-name="P35">The harmonic mean is heavily influenced by small values, which in this context means local effects are amplified. However, more distant points also have some effect on the final value (unlike the nearest neighbor distance described below), and so the harmonic mean strikes a balance between local and global effects. This has some advantages in outlier detection, as observations that are both distant from the main mass of the data and have few neighbors in the local vicinity will tend to be outliers.</text:p>
      <text:p text:style-name="P38"><text:soft-page-break/><text:span text:style-name="T16">Nearest neighbor distance</text:span><text:span text:style-name="T19">. The nearest neighbor distance of the observation xi</text:span><text:span text:style-name="T7"> </text:span><text:span text:style-name="T19">gives the minimum distance between this point and any other point. As with the harmonic mean distance, we use the Euclidian distance normalized by the inverse covariance matrix. Mathematically we can write</text:span></text:p>
      <text:p text:style-name="P38"><text:span text:style-name="T19">DN(xi)=minji(xi-xj)TS-1(xi-xj)</text:span><text:span text:style-name="T7">  </text:span><text:span text:style-name="T19">.</text:span><text:span text:style-name="T7"> </text:span><text:span text:style-name="T19">(3)</text:span></text:p>
      <text:p text:style-name="P35">This statistic exclusively measures local effects, being largest when an observation is a long way from any other point. Because this distance is only based on two points (the focal point and its nearest neighbor), it is not influenced by the global distribution of the data, unlike the harmonic mean distance.</text:p>
      <text:p text:style-name="P38"><text:span text:style-name="T16">Kernel density deviance</text:span><text:span text:style-name="T19">. Kernel density-based methods attempt to capture mathematically the distribution of the data as the sum of a number of simple parametric distributions. Here we apply these methods to identifying multivariate outliers, defined as those points with a low density of data around them in multivariate space. We assume a multivariate normal kernel G(xi</text:span><text:span text:style-name="T7"> </text:span><text:span text:style-name="T19">| xj, 2S)</text:span><text:span text:style-name="T7"> </text:span><text:span text:style-name="T19">centered at the point xj, where is the bandwidth of the kernel which is scaled in each dimension by the covariance matrix of the data. We then calculate the leave-one-out log-likelihood (Leiva-Murillo and Artés-Rodríguez, 2012) of the point xi</text:span><text:span text:style-name="T7"> </text:span><text:span text:style-name="T19">as follows:</text:span></text:p>
      <text:p text:style-name="P38"><text:span text:style-name="T19">L(xi</text:span><text:span text:style-name="T7"> </text:span><text:span text:style-name="T19">| )=log1n-1jiG(xi</text:span><text:span text:style-name="T7"> </text:span><text:span text:style-name="T19">| xj, 2S)</text:span><text:span text:style-name="T7">  </text:span><text:span text:style-name="T19">.</text:span><text:span text:style-name="T7"> </text:span><text:span text:style-name="T19">(4)</text:span></text:p>
      <text:p text:style-name="P38"><text:span text:style-name="T19">In other words, this is equal to the log-probability density of the point xiunder </text:span><text:soft-page-break/><text:span text:style-name="T19">the kernel density distribution constructed from all points</text:span><text:span text:style-name="T7"> </text:span><text:span text:style-name="T16">apart from</text:span><text:span text:style-name="T7"> </text:span><text:span text:style-name="T19">xi. Our final density-based measure is defined as follows:</text:span></text:p>
      <text:p text:style-name="P38"><text:span text:style-name="T19">DK(xi) = -2L(xi</text:span><text:span text:style-name="T7"> </text:span><text:span text:style-name="T19">| )</text:span><text:span text:style-name="T7"> </text:span><text:span text:style-name="T19">,</text:span><text:span text:style-name="T7"> </text:span><text:span text:style-name="T19">(5)</text:span></text:p>
      <text:p text:style-name="P38"><text:span text:style-name="T19">which is sometimes referred to as the Bayesian deviance. This will be large whenever the density of the point xi</text:span><text:span text:style-name="T7"> </text:span><text:span text:style-name="T19">is low, and so the kernel density deviance can be thought of as a measure of the sparseness of points around the focal point.</text:span></text:p>
      <text:p text:style-name="P35">One challenge when using kernel density methods is choosing an appropriate value for the bandwidth. Here we simply use the bandwidth for which the total deviance of all points is minimised, i.e.</text:p>
      <text:p text:style-name="P38"><text:span text:style-name="T19">*=argmini=1n-2L(xi</text:span><text:span text:style-name="T7"> </text:span><text:span text:style-name="T19">| )</text:span><text:span text:style-name="T7">  </text:span><text:span text:style-name="T19">.</text:span><text:span text:style-name="T7"> </text:span><text:span text:style-name="T19">(6)</text:span></text:p>
      <text:p text:style-name="P38"><text:span text:style-name="T19">It can be shown that this is equivalent to the maximum-likelihood value of under the leave-one-out criterion. The value *can be found using the MINOTAUR function </text:span><text:span text:style-name="T27">kernelDeviance()</text:span><text:span text:style-name="T19">, which takes a vector of bandwidths as input and returns the total deviance of each. This function can be used to search for the minimum value of manually, or via an optimisation routine such as </text:span><text:span text:style-name="T27">optim()</text:span><text:span text:style-name="T19">. Users are also free to use any other bandwidth, entered manually, or in the absence of a user-defined bandwidth a simple method based on Silverman’s rule is implemented as a default (this assumes that data is normally distributed, and is a simple function of the standard deviation of the samples, Silverman 1986).</text:span></text:p>
      <text:h text:style-name="P49" text:outline-level="3"><text:soft-page-break/>The MINOTAUR R package - an R Shiny graphical user interface for multivariate outlier analysis and visualization</text:h>
      <text:p text:style-name="P24">The MINOTAUR package performs two main functions: (1) it calculates the compound multivariate outlier statistics described above and (2) it enables users to harness the interactive graphical power of the R Shiny environment to manipulate and visualize their data within the MINOTAUR graphical user interface (GUI). The GUI allows users to perform the former task with the click of a button; however, outlier identification can also be performed on the R command line using stand-alone functions available in MINOTAUR, if preferred. Directions for downloading and installing the package can be found at the end of this manuscript.</text:p>
      <text:p text:style-name="P24">The MINOTAUR GUI is designed to streamline the process of genomic data analysis and outlier identification, taking users from data input to graphical output within a single platform. Distinct panels are used for each stage of the analysis, including data input and filtering,  outlier detection via the methods described above, and plotting results (e.g., histograms, scatterplots, and Manhattan plots). An overview of the MINOTAUR GUI workflow is show in Figure 1.</text:p>
      <text:p text:style-name="P29"><text:span text:style-name="T19">In the </text:span><text:span text:style-name="T16">Data</text:span><text:span text:style-name="T7"> </text:span><text:span text:style-name="T19">panel, the MINOTAUR GUI allows users to either upload their own datasets or select among a set of four in-built example datasets. Data can be uploaded in a number of file formats, including comma- or tab-separated text files, and Rdata. Regardless of the file format, MINOTAUR expects all incoming datasets to be arranged in data frames, with each row representing a different genetic locus and each column representing a different univariate genome scan statistic (e.g., </text:span><text:span text:style-name="T16">F</text:span><text:span text:style-name="T25">ST</text:span><text:span text:style-name="T19">, Tajima’s </text:span><text:span text:style-name="T16">D</text:span><text:span text:style-name="T19">, etc.) or other piece of locus-specific metadata </text:span><text:soft-page-break/><text:span text:style-name="T19">(e.g., SNP identifiers, chromosomes/scaffolds and positions, etc.). Raw data objects can be filtered and subset within the GUI, meaning, for example, that columns not related to outlier analysis can be dropped at an early stage.</text:span></text:p>
      <text:p text:style-name="P38"><text:span text:style-name="T19">Four </text:span><text:span text:style-name="T16">example datasets </text:span><text:span text:style-name="T19">are made available to users within the MINOTAUR package and GUI. The “HumanGWAS” dataset contains example output from an unpublished human Genome-Wide Association Study. The simulated “NonParametricInverse” and “NonParametricMultimodal” datasets each contain an example of nonparametric data, one with an inverse relationship and one that is highly multimodal. The “TwoRefSim” dataset contains population genetic data simulated under a model of expansion from two refugia (Lotterhos and Whitlock 2015). Note that the example datasets can also be accessed outside the GUI by running the </text:span><text:span text:style-name="T27">data()</text:span><text:span text:style-name="T9"> </text:span><text:span text:style-name="T19">command with the appropriate dataset name. For example, to load the “HumanGWAS” dataset, type </text:span><text:span text:style-name="T27">data(HumanGWAS)</text:span><text:span text:style-name="T7"> </text:span><text:span text:style-name="T19">and hit </text:span><text:span text:style-name="T27">ENTER</text:span><text:span text:style-name="T19">. To learn more about a dataset while in the R terminal, add a question mark before the dataset name to load the relevant Help page; for example, type </text:span><text:span text:style-name="T27">?HumanGWAS</text:span><text:span text:style-name="T7"> </text:span><text:span text:style-name="T19">and hit </text:span><text:span text:style-name="T27">ENTER</text:span><text:span text:style-name="T19">. </text:span></text:p>
      <text:p text:style-name="P38"><text:span text:style-name="T19">In the </text:span><text:span text:style-name="T16">Outlier Detection</text:span><text:span text:style-name="T7"> </text:span><text:span text:style-name="T19">panel, multiple univariate statistics can be integrated to produce the compound distance measures described above. These measures can be appended to the data frame and visualized interactively in the </text:span><text:span text:style-name="T16">Produce Plots </text:span><text:span text:style-name="T19">panel, which  includes several submenus with useful plots for visualizing high-dimensional datasets, including Manhattan plots, 1D histograms and density-based 2D Scatterplots. The plotting methods are designed with large genomic datasets in mind; for example the </text:span><text:span text:style-name="T27">plot2d()</text:span><text:span text:style-name="T7"> </text:span><text:span text:style-name="T19">function included with the package calculates the density of points for a given bin size and shades bins </text:span><text:soft-page-break/><text:span text:style-name="T19">according to the density of points within them, and then optionally adds user-supplied points (ideally a small subset of points, for example the outliers only) to the plot. Additional options allow users to log-scale statistics and control various other visual settings commonly used when plotting data in R (Figure 2). </text:span></text:p>
      <text:p text:style-name="P36">Example applications of multivariate outliers</text:p>
      <text:p text:style-name="P38"><text:span text:style-name="T16">Evaluation of computational speed</text:span><text:span text:style-name="T19">. First, we evaluated the speed of calculating the four compound distance measures for datasets with increasing numbers of loci (rows) and univariate statistics (columns). For this example variables were randomly generated from a multivariate normal distribution. Table 1 gives the “order” of complexity of these algorithms, together with measured run-times for a dataset composed of 50,000 loci and 10 variables (see Supplementary Table S2 for extended run-time analyses). Overall, the Mahalanobis distance is calculated in a matter of seconds, even with particularly large datasets. The harmonic mean distance, nearest neighbor distance, and kernel density deviance each scale approximately evenly with increasing dataset sizes, though the maximum likelihood estimate of the ideal bandwidth for the latter measure can add significant computation time.</text:span></text:p>
      <text:p text:style-name="P38"><text:span text:style-name="T16">Example on simulated nonparametric distributions</text:span><text:span text:style-name="T19">. Some kinds of  genomic data - for example gene expression data - may generate complex nonparametric distributions. Genes that have high expression in one environment may have low expression in another environment, while investigators may be interested in identifying genes that have moderate expression in both environments. To test the performance of the multivariate </text:span><text:soft-page-break/><text:span text:style-name="T19">outlier statistics in nonparametric situations, we simulated two examples of nonparametric distributions. </text:span></text:p>
      <text:p text:style-name="P35">In the first example, we simulated a distribution of two variables that follow an inverse relationship, with some additional noise. We used contour plots to visualize the different ways in which each of the compound distance measures changes over the two-dimensional plane (Figure 3). In these plots, the darker red lines indicate less-significant values of the test statistic and lighter yellow lines indicate more-significant values of the test statistic. We also looked at two manually chosen points on the plane - indicated by a blue square and triangle - chosen to represent different sorts of outliers. The blue triangle would not be considered an outlier from the perspective of either one-dimensional distribution despite being a clear outlier from the two-dimensional distribution, while the blue square would be considered an outlier in the first dimension but not the second. In this example, the nonparametric distribution affects the relative ability of the four statistics to identify each of these outliers (Figure 4). The blue triangle would not have the largest value (i.e., not be the most outlying point) by the Mahalanobis or the harmonic mean distance, while it would have the largest value by nearest neighbor distance or kernel density deviance. In contrast, the blue square has the largest value of the test statistic by all four methods. </text:p>
      <text:p text:style-name="P35">In the second example, we simulated a highly multimodal distribution from a normal mixture model. In this example, it can be seen how the parametric assumption of the Mahalanobis fails to capture the complexity of the data (Supplementary Figure S1). In contrast to the previous example, the harmonic <text:soft-page-break/>mean distance behaves similarly to the kernel density deviance, and nearest neighbor distance has the most complex contour landscape.</text:p>
      <text:p text:style-name="P38"><text:span text:style-name="T16">Example on simulated genomic data</text:span><text:span text:style-name="T19">. To test the power of multivariate statistics for genome scans, we applied them to a published simulated dataset that was used to test different genome scan methods (Lotterhos and Whitlock 2014, 2015). Briefly, a landscape simulator was used to simulate haploid neutral and selected loci that adapted to an environmental cline (Lotterhos and Whitlock 2015). The landscape consisted of 360 x 360 demes and the allele frequency of each deme changed each generation according to recurrence equations for mutation, migration, selection (if applicable), and drift (Lotterhos and Whitlock 2015). For the dataset used in this example, a total of 9900 neutral and 100 selected loci (simulated under varying strengths of selection: 12 loci with s = 0.1, 38 loci with s = 0.01, and 50 loci with s = 0.005) were simulated under a two-refuge demographic expansion.  Individuals were then sampled from the landscape according to the allele frequency in each deme at 30 randomly chosen locations on the landscape at 20 individuals per location. For additional details see Lotterhos and Whitlock (2014, 2015). </text:span></text:p>
      <text:p text:style-name="P38"><text:span text:style-name="T19">The simulated data were used to create a single nucleotide polymorphism (SNP) table and this data was used to perform genome scans in the programs Bayenv2 (Günther and Coop 2013) and LFMM (Frichot et al. 2013, now implemented in the R package LEA: Frichot and François 2015). A total of four univariate statistics from these two programs were used in the search for multivariate outliers: (i) log-Bayes Factor (log-BF, a measure of the association between allele frequency and the environment in Bayenv2), (ii) Spearman’s rho </text:span><text:soft-page-break/><text:span text:style-name="T19">(a measure of the association between allele frequency and the environment in Bayenv2), (iii) </text:span><text:span text:style-name="T16">X</text:span><text:span text:style-name="T26">T</text:span><text:span text:style-name="T16">X</text:span><text:span text:style-name="T7"> </text:span><text:span text:style-name="T19">(a measure of genetic differentiation among populations in Bayenv2), and (iv) </text:span><text:span text:style-name="T16">Z</text:span><text:span text:style-name="T19">-score (a measure of the association between genotype and the environment in LFMM). These four univariate statistics, plotted in Figure 4, were previously shown to have different strengths and weaknesses depending on sampling design and demographic history (Lotterhos and Whitlock 2015).</text:span></text:p>
      <text:p text:style-name="P38"><text:span text:style-name="T19">To illustrate the flexibility of the outlier functions implemented in MINOTAUR, we calculated multivariate outliers in two ways, corresponding to two different ways of calculating the covariance matrix </text:span><text:span text:style-name="T16">S</text:span><text:span text:style-name="T7"> </text:span><text:span text:style-name="T19">in equations (1) to (4). First, we used the traditional method of calculating the covariance matrix based on all the data. For high-dimensional data, estimation of the multivariate mean and covariance (location and scatter) are expected to be robust to outliers as long as the proportion of outliers in the data is less than 1/(</text:span><text:span text:style-name="T16">k</text:span><text:span text:style-name="T19">+1), where </text:span><text:span text:style-name="T16">k </text:span><text:span text:style-name="T19">is the number variables in the dataframe (Ro et al. 2015). However, we found that even in this small dataframe of only 4 variables and 10000 loci, the 1% of selected loci (a fraction of which were true outliers) affected the estimation of the covariance matrix. For this reason, our MINOTAUR functions are designed to allow the user to input their own covariance matrix. To illustrate this use of the function, we also calculated a robust multivariate location and scatter estimate with a high breakdown point, using the ‘Fast MCD’ (Minimum Covariance Determinant) estimator with the function </text:span><text:span text:style-name="T27">CovNAMcd</text:span><text:span text:style-name="T7"> </text:span><text:span text:style-name="T19">in the R package </text:span><text:span text:style-name="T27">rrcovNA</text:span><text:span text:style-name="T7"> </text:span><text:span text:style-name="T19">(Rousseeuw et al 1999; Todorov et al. 2011). </text:span></text:p>
      <text:p text:style-name="P38"><text:span text:style-name="T19">To compare the ability of the univariate statistics and the multivariate statistics </text:span><text:soft-page-break/><text:span text:style-name="T19">to separate neutral from selected loci, we calculated the empirical power. The empirical power is based on using all known neutral loci to generate a null distribution, and then for each locus an empirical </text:span><text:span text:style-name="T16">p</text:span><text:span text:style-name="T19">-value is calculated based on its cumulative frequency in this null distribution. To control for false discovery rate, empirical </text:span><text:span text:style-name="T16">p</text:span><text:span text:style-name="T19">-values were converted to </text:span><text:span text:style-name="T16">q</text:span><text:span text:style-name="T19">-values (in the R package </text:span><text:span text:style-name="T27">qvalue:</text:span><text:span text:style-name="T19">Dabney and Storey 2014) and loci with a </text:span><text:span text:style-name="T16">q</text:span><text:span text:style-name="T19">-value less than 0.05 were retained as positive hits (a </text:span><text:span text:style-name="T16">q</text:span><text:span text:style-name="T19">-value of 0.05 has a desired rate of 5 false positives out of 100 positive hits).</text:span></text:p>
      <text:p text:style-name="P38"><text:span text:style-name="T19">For the univariate statistics, the empirical power was highest for log-BF (0.54) and lowest for </text:span><text:span text:style-name="T16">Z</text:span><text:span text:style-name="T19">-score (0.15), with Spearman’s rho (0.46) and X</text:span><text:span text:style-name="T25">T</text:span><text:span text:style-name="T19">X (0.42) also showing moderate power. For the multivariate statistics with the default covariance estimation, the empirical power was high for harmonic mean distance and Mahalanobis distance (0.41 for both), with kernel density and nearest neighbor distance performing poorly in this case (0.09 for both) (Supplementary Figure S2). For the user-input covariance matrix estimated with a high breakdown point (i.e., less influenced by outliers), the empirical power was highest for harmonic mean distance and Mahalanobis distance (0.58 for both), with kernel density and nearest neighbor distance still performing poorly (Figure 5). This final example illustrates the potential of Mahalanobis and harmonic mean distance to improve the signal-to-noise ratio in genome scans, because the empirical power in this case was higher than any univariate statistic alone.</text:span></text:p>
      <text:h text:style-name="P47" text:outline-level="2"><text:soft-page-break/>Discussion</text:h>
      <text:h text:style-name="P50" text:outline-level="3">Although the number of packages for population genetic data analysis in the R software is rapidly increasing (http://popgen.nescent.org/PACKAGES.html), basic tools for manipulating and visualizing genome-scale datasets have so far been lacking. MINOTAUR fills this gap using the R Shiny Dashboard package to implement a GUI that makes it easy to filter, manipulate, and visualize genomic data.</text:h>
      <text:p text:style-name="P35">The multivariate metrics calculated in MINOTAUR contribute to a growing number of multivariate tools implemented in the R environment (see Supplementary Table S1). Methods that are influenced heavily by the  distance of a point from the centroid in multivariate space (such as Mahalanobis and the harmonic mean distance) will perform differently compared with methods that are influenced mainly by  the sparseness of points in multivariate space (such as nearest neighbor distance and kernel density), as illustrated in the examples here. However, depending on how the data are distributed, the harmonic mean distance may be influenced by both these factors. For a single simulated dataset, we found that robust use of the Mahalanobis or harmonic mean distance (i.e., when the covariance matrix used was estimated with a high breakdown point) could have higher power than any single univariate statistic alone. Although nearest neighbor distance and kernel density deviance performed poorly on the simulated genomic data, they may be useful in application to other kinds of nonparametric data, as illustrated in our examples. Further evaluation, however, will need to be undertaken on both simulated and empirical data to determine whether multivariate outlier approaches will <text:soft-page-break/>improve the signal-to-noise ratio in genome scans.</text:p>
      <text:p text:style-name="P35">The MINOTAUR package is designed to complement existing tools for the analysis and integration of genome-scan data. Thus, in addition to providing its own tools for genome-scale analyses, MINOTAUR can serve as a platform for the further analysis and visualization of results generated by other R packages. Examples include results from differential gene expression (LIMMA: Ritchie et al. 2015; DESeq: Anders and Huber 2010; SeqGSEA: Wang and Cairns 2014), outliers for genetic differentiation (OutFLANK: Whitlock and Lotterhos 2015; PCAdapt: Luu and Blum 2015), genetic-environment associations (LEA: Frichot and François 2015), or genome-wide association studies (e.g. GenABEL: Aulchenko et al. 2007; BlueSNP: Huang et al. 2013).</text:p>
      <text:p text:style-name="P35">Recent developments such as the R Shiny and Shiny Dashboard environments (Chang 2015; Chang et al. 2016) dramatically aid in the development of R-based user-friendly web interfaces. Taking advantage of these tools, MINOTAUR is able to offer a new platform for visualizing and integrating genomic data that may appeal to molecular ecologists, modellers, statisticians, and public health agencies.</text:p>
      <text:p text:style-name="P36">Resources</text:p>
      <text:p text:style-name="P28"><text:span text:style-name="T22">Availability: </text:span><text:span text:style-name="T19">Upon acceptance for publication, MINOTAUR will be distributed on CRAN (http://cran.r-project.org/) and available for R on Windows, Mac OSX, and Linux platforms. Currently, MINOTAUR can be accessed by the following steps:</text:span></text:p>
      <text:list xml:id="list5444659451858963395" text:style-name="L3">
        <text:list-item>
          <text:p text:style-name="P12">install.packages("devtools", dependencies=TRUE)</text:p>
        </text:list-item>
        <text:list-item>
          <text:p text:style-name="P13"><text:span text:style-name="T39">library</text:span><text:span text:style-name="T35">(devtools)</text:span></text:p>
        </text:list-item>
        <text:list-item>
          <text:p text:style-name="P14">install_github("NESCent/MINOTAUR", build_vignettes=TRUE)</text:p>
        </text:list-item>
        <text:list-item>
          <text:p text:style-name="P14"><text:soft-page-break/>library(MINOTAUR)</text:p>
        </text:list-item>
        <text:list-item>
          <text:p text:style-name="P21">MINOTAUR()</text:p>
        </text:list-item>
      </text:list>
      <text:p text:style-name="P28"><text:span text:style-name="T22">Licence: </text:span><text:span text:style-name="T19">GNU General Public Licence (GPL) &gt;= 2.</text:span></text:p>
      <text:p text:style-name="P28"><text:span text:style-name="T22">Documentation:</text:span><text:span text:style-name="T7"> </text:span><text:span text:style-name="T19">Besides the usual package documentation, MINOTAUR is released with a tutorial which can be opened by typing: </text:span><text:span text:style-name="T27">vignette(“MINOTAUR”)</text:span><text:span text:style-name="T19">.</text:span></text:p>
      <text:p text:style-name="P30"><text:span text:style-name="T22">Development: </text:span><text:span text:style-name="T21">The development of MINOTAUR is hosted on GitHub: (</text:span><text:a xlink:type="simple" xlink:href="https://github.com/NESCent/MINOTAUR"><text:span text:style-name="T33">https://github.com/NESCent/MINOTAUR</text:span></text:a><text:span text:style-name="T21">).</text:span></text:p>
      <text:p text:style-name="Text_20_body"/>
      <text:p text:style-name="P23">Acknowledgments</text:p>
      <text:p text:style-name="P35">The resource reported in this paper began at the Population Genetics in R Hackathon, which was held in March 2015 at the National Evolutionary Synthesis Center (NESCent) in Durham, NC, with the goal of addressing interoperability, scalability, and workflow building challenges for the population genetics package ecosystem in R. The authors were participants in the hackathon, and are indebted to NESCent (NSF #EF-0905606) for hosting and supporting the event. RV, CC, DCC, SMS benefited from travel support to attend this Hackathon.</text:p>
      <text:h text:style-name="P47" text:outline-level="2">Author Contributions</text:h>
      <text:p text:style-name="P24">RV and KEL conceptualized the study. RV derived the compound outlier measures and implemented them in R. RV and CC conceptualized and implemented the Shiny Dashboard GUI. CC managed R package development, package structure and documentation. All authors contributed R code for plotting in the Shiny Dashboard. DCC wrote the vignette for the package and estimated function computational time. KEL performed analysis of the performance of compound measures on simulated data. All authors contributed <text:soft-page-break/>to writing this manuscript.</text:p>
      <text:h text:style-name="P48" text:outline-level="2">References</text:h>
      <text:p text:style-name="P43"><text:span text:style-name="T19">Allendorf FW, Hohenlohe PA, Luikart G (2010) Genomics and the future of conservation genetics. </text:span><text:span text:style-name="T16">Nature Reviews Genetics</text:span><text:span text:style-name="T19">, </text:span><text:span text:style-name="T22">11</text:span><text:span text:style-name="T19">, 697–709.</text:span></text:p>
      <text:p text:style-name="P43"><text:span text:style-name="T19">Anders S, Huber W (2010) Differential expression analysis for sequence count data. </text:span><text:span text:style-name="T16">Genome Biology</text:span><text:span text:style-name="T19">, </text:span><text:span text:style-name="T22">11</text:span><text:span text:style-name="T19">, R106</text:span></text:p>
      <text:p text:style-name="P43"><text:span text:style-name="T19">Aulchenko YS, Ripke S, Isaacs A, Duijn CMV (2007) GenABEL: an R library for genome-wide association analysis. </text:span><text:span text:style-name="T16">Bioinformatics</text:span><text:span text:style-name="T19">, </text:span><text:span text:style-name="T22">23</text:span><text:span text:style-name="T19">, 1294–1296.</text:span></text:p>
      <text:p text:style-name="P43"><text:span text:style-name="T19">Brachi B, Morris GP, Borevitz JO (2011) Genome-wide association studies in plants: the missing heritability is in the field. </text:span><text:span text:style-name="T16">Genome Biology</text:span><text:span text:style-name="T19">, </text:span><text:span text:style-name="T22">12</text:span><text:span text:style-name="T19">, 232.</text:span></text:p>
      <text:p text:style-name="P44">Brown CC, Motsinger-Reif AA (2012) Software for genome-wide association studies having multivariate responses: Introducing MAGWAS. NC State Department Stat Tech R. 1-9.</text:p>
      <text:p text:style-name="P43"><text:span text:style-name="T19">Carlson CS, Eberle MA, Kruglyak L, Nickerson DA (2004) Mapping complex disease loci in whole-genome association studies. </text:span><text:span text:style-name="T16">Nature</text:span><text:span text:style-name="T19">, </text:span><text:span text:style-name="T22">429</text:span><text:span text:style-name="T19">, 446–452.</text:span></text:p>
      <text:p text:style-name="P43"><text:span text:style-name="T19">Catchen J, Hohenlohe PA, Bassham S, Amores A, Cresko WA (2013) Stacks: an analysis tool set for population genomics. </text:span><text:span text:style-name="T16">Molecular Ecology</text:span><text:span text:style-name="T19">, </text:span><text:span text:style-name="T22">22</text:span><text:span text:style-name="T19">, 3124–3140. </text:span></text:p>
      <text:p text:style-name="P45"><text:span text:style-name="T21">Chang W (2015). shinydashboard: Create Dashboards with 'Shiny'. R package version 0.5.1. </text:span><text:a xlink:type="simple" xlink:href="https://cran.r-project.org/package=shinydashboard"><text:span text:style-name="T24">https://CRAN.R-project.org/package=shinydashboard</text:span></text:a></text:p>
      <text:p text:style-name="P45"><text:span text:style-name="T21">Chang W, Cheng J, Allaire JJ, Xie Y, McPherson J (2016). shiny: Web Application Framework for R. R package version 0.13.1.</text:span><text:a xlink:type="simple" xlink:href="https://cran.r-project.org/package=shiny"><text:span text:style-name="T11"> </text:span></text:a><text:a xlink:type="simple" xlink:href="https://cran.r-project.org/package=shiny"><text:span text:style-name="T24">https://CRAN.R-project.org/package=shiny</text:span></text:a></text:p>
      <text:p text:style-name="P44">Dabney A, Storey JD (2014) qvalue: Q-value estimation for false discovery rate control. R package, version 1.38.0. https://github .com/jdstorey/qvalue.</text:p>
      <text:p text:style-name="P43"><text:span text:style-name="T19">De Mita S, Thuillet AC, Gay L </text:span><text:span text:style-name="T16">et al.</text:span><text:span text:style-name="T7"> </text:span><text:span text:style-name="T19">(2013) Detecting selection along environmental gradients: analysis of eight methods and their effectiveness for outbreeding and selfing populations. </text:span><text:span text:style-name="T16">Molecular Ecology</text:span><text:span text:style-name="T19">, </text:span><text:span text:style-name="T22">22</text:span><text:span text:style-name="T19">, 1383–1399.</text:span></text:p>
      <text:p text:style-name="P43"><text:span text:style-name="T19">De Villemereuil PD, Frichot É, Bazin É, François O, Gaggiotti OE (2014) Genome scan methods against more complex models: when and how much should we trust them? </text:span><text:span text:style-name="T16">Molecular Ecology</text:span><text:span text:style-name="T19">, </text:span><text:span text:style-name="T22">23</text:span><text:span text:style-name="T19">, 2006–2019.</text:span></text:p>
      <text:p text:style-name="P44">Eddelbuettel D (2013) Seamless R and C++ Integration with Rcpp. Springer, New York. ISBN 978-1-4614-6867-7.</text:p>
      <text:p text:style-name="P43"><text:span text:style-name="T19">Eddelbuettel D, François R (2011) Rcpp : Seamless R and C Integration. </text:span><text:span text:style-name="T16">Journal of Statistical Software</text:span><text:span text:style-name="T19">, </text:span><text:span text:style-name="T22">40</text:span><text:span text:style-name="T19">, 1-18</text:span></text:p>
      <text:p text:style-name="P43"><text:span text:style-name="T20">Evangelou E, Ioannidis JP (2013) Meta-analysis methods for genome-wide association studies and beyond. </text:span><text:span text:style-name="T17">Nature Reviews Genetics</text:span><text:span text:style-name="T20">, </text:span><text:span text:style-name="T23">14</text:span><text:span text:style-name="T20">, 379</text:span><text:span text:style-name="T7">–</text:span><text:span text:style-name="T20">389.</text:span></text:p>
      <text:p text:style-name="P43"><text:span text:style-name="T19">Frichot E, François O (2015) LEA : An R package for landscape and ecological association studies. </text:span><text:span text:style-name="T16">Methods in Ecology and Evolution</text:span><text:span text:style-name="T19">, </text:span><text:span text:style-name="T22">6</text:span><text:span text:style-name="T19">, 925–929.</text:span></text:p>
      <text:p text:style-name="P43"><text:span text:style-name="T19">Frichot E, Schoville SD, Bouchard G, Francois O (2013) Testing for Associations </text:span><text:soft-page-break/><text:span text:style-name="T19">between Loci and Environmental Gradients Using Latent Factor Mixed Models. </text:span><text:span text:style-name="T16">Molecular Biology and Evolution</text:span><text:span text:style-name="T19">, </text:span><text:span text:style-name="T22">30</text:span><text:span text:style-name="T19">, 1687–1699.</text:span></text:p>
      <text:p text:style-name="P43"><text:span text:style-name="T19">Funk WC, Mckay JK, Hohenlohe PA, Allendorf FW (2012) Harnessing genomics for delineating conservation units. </text:span><text:span text:style-name="T16">Trends in Ecology &amp; Evolution</text:span><text:span text:style-name="T19">, </text:span><text:span text:style-name="T22">27</text:span><text:span text:style-name="T19">, 489–496.</text:span></text:p>
      <text:p text:style-name="P43"><text:span text:style-name="T19">Goddard ME, Hayes BJ (2009) Mapping genes for complex traits in domestic animals and their use in breeding programmes. </text:span><text:span text:style-name="T16">Nature Reviews Genetics</text:span><text:span text:style-name="T19">, </text:span><text:span text:style-name="T22">10</text:span><text:span text:style-name="T19">, 381–391.</text:span></text:p>
      <text:p text:style-name="P43"><text:span text:style-name="T19">Hindorff LA, Sethupathy P, Junkins HA </text:span><text:span text:style-name="T16">et al.</text:span><text:span text:style-name="T7"> </text:span><text:span text:style-name="T19">(2009) Potential etiologic and functional implications of genome-wide association loci for human diseases and traits. </text:span><text:span text:style-name="T16">Proceedings of the National Academy of Sciences</text:span><text:span text:style-name="T19">, </text:span><text:span text:style-name="T22">106</text:span><text:span text:style-name="T19">, 9362–9367.</text:span></text:p>
      <text:p text:style-name="P43"><text:span text:style-name="T20">Hoban S, Kelley JK, Lotterhos KE, Bradburd G, Lowry DB, Poss ML, Reed LK, Storfer A, Whitlock MC (2016) Finding the genetic basis of local adaptation: problems, pitfalls, and future direction. </text:span><text:span text:style-name="T17">American Naturalist</text:span><text:span text:style-name="T10"> </text:span><text:span text:style-name="T20">(In revision)</text:span></text:p>
      <text:p text:style-name="P43"><text:span text:style-name="T20">Hohenlohe PA, Phillips PC, Cresko WA (2010) Using population genomics to detect selection in natural populations: key concepts and methodological considerations. </text:span><text:span text:style-name="T17">International Journal of Plant Sciences</text:span><text:span text:style-name="T20">, </text:span><text:span text:style-name="T23">171</text:span><text:span text:style-name="T20">, 1059–1071.</text:span></text:p>
      <text:p text:style-name="P43"><text:span text:style-name="T20">Huang H, Tata S, Prill RJ (2012) BlueSNP: R package for highly scalable genome-wide association studies using Hadoop clusters. </text:span><text:span text:style-name="T17">Bioinformatics</text:span><text:span text:style-name="T20">, </text:span><text:span text:style-name="T23">29</text:span><text:span text:style-name="T20">, 135–136.</text:span></text:p>
      <text:p text:style-name="P43"><text:span text:style-name="T19">Kohn MH, Murphy WJ, Ostrander EA, Wayne RK (2006) Genomics and conservation genetics. </text:span><text:span text:style-name="T16">Trends in Ecology &amp; Evolution,</text:span><text:span text:style-name="T7"> </text:span><text:span text:style-name="T19">21, 629-637.</text:span></text:p>
      <text:p text:style-name="P43"><text:span text:style-name="T19">Leiva-Murillo JM, Artés-Rodríguez A (2012) Algorithms for maximum-likelihood bandwidth selection in kernel density estimators. </text:span><text:span text:style-name="T16">Pattern Recognition Letters</text:span><text:span text:style-name="T19">, </text:span><text:span text:style-name="T22">33</text:span><text:span text:style-name="T19">, 1717–1724.</text:span></text:p>
      <text:p text:style-name="P43"><text:span text:style-name="T19">Lotterhos KE, Francois O, Blum M (2016) Not just methods: User expertise explains the variability of outcomes of genome-wide studies. </text:span><text:span text:style-name="T16">Molecular Ecology </text:span><text:span text:style-name="T19">(In review).</text:span></text:p>
      <text:p text:style-name="P43"><text:span text:style-name="T19">Lotterhos KE, Whitlock MC (2014) Evaluation of demographic history and neutral parameterization on the performance of F ST outlier tests. </text:span><text:span text:style-name="T16">Molecular Ecology</text:span><text:span text:style-name="T19">, </text:span><text:span text:style-name="T22">23</text:span><text:span text:style-name="T19">, 2178–2192.</text:span></text:p>
      <text:p text:style-name="P43"><text:span text:style-name="T19">Lotterhos KE, Whitlock MC (2015) The relative power of genome scans to detect local adaptation depends on sampling design and statistical method. </text:span><text:span text:style-name="T16">Molecular Ecology</text:span><text:span text:style-name="T19">, </text:span><text:span text:style-name="T22">24</text:span><text:span text:style-name="T19">, 1031–1046.</text:span></text:p>
      <text:p text:style-name="P45"><text:span text:style-name="T21">Luu K, Blum MGB (2015). pcadapt: Principal Component Analysis for Outlier Detection. R package version 2.1.</text:span><text:a xlink:type="simple" xlink:href="https://cran.r-project.org/package=pcadapt"><text:span text:style-name="T11"> </text:span></text:a><text:a xlink:type="simple" xlink:href="https://cran.r-project.org/package=pcadapt"><text:span text:style-name="T24">https://CRAN.R-project.org/package=pcadapt</text:span></text:a></text:p>
      <text:p text:style-name="P43"><text:span text:style-name="T19">Mahalanobis PC (1936) On the generalised distance in statistics. </text:span><text:span text:style-name="T16">Proceedings of the National Institute of Sciences of India,</text:span><text:span text:style-name="T7"> </text:span><text:span text:style-name="T19">2, 49–55.</text:span></text:p>
      <text:p text:style-name="P43"><text:span text:style-name="T19">Mccarthy MI, Abecasis GR, Cardon LR </text:span><text:span text:style-name="T16">et al.</text:span><text:span text:style-name="T7"> </text:span><text:span text:style-name="T19">(2008) Genome-wide association studies for complex traits: consensus, uncertainty and challenges. </text:span><text:span text:style-name="T16">Nature Reviews Genetics</text:span><text:span text:style-name="T19">, </text:span><text:span text:style-name="T22">9</text:span><text:span text:style-name="T19">, 356–369.</text:span></text:p>
      <text:p text:style-name="P43"><text:soft-page-break/><text:span text:style-name="T19">Mccarthy MI, Hirschhorn JN (2008) Genome-wide association studies: past, present and future. </text:span><text:span text:style-name="T16">Human Molecular Genetics</text:span><text:span text:style-name="T19">, </text:span><text:span text:style-name="T22">17</text:span><text:span text:style-name="T19">, R100-101.</text:span></text:p>
      <text:p text:style-name="P45"><text:span text:style-name="T21">R Core Team (2015) R: A language and environment for statistical computing. R Foundation for Statistical Computing, Vienna, Austria.</text:span><text:a xlink:type="simple" xlink:href="https://www.r-project.org/"><text:span text:style-name="T11"> </text:span></text:a><text:a xlink:type="simple" xlink:href="https://www.r-project.org/"><text:span text:style-name="T24">https://www.R-project.org/</text:span></text:a><text:span text:style-name="T21">.</text:span></text:p>
      <text:p text:style-name="P43"><text:span text:style-name="T19">Rellstab C, Gugerli F, Eckert AJ, Hancock AM, Holderegger R (2015) A practical guide to environmental association analysis in landscape genomics. </text:span><text:span text:style-name="T16">Molecular Ecology</text:span><text:span text:style-name="T19">, </text:span><text:span text:style-name="T22">24</text:span><text:span text:style-name="T19">, 4348–4370.</text:span></text:p>
      <text:p text:style-name="P43"><text:span text:style-name="T19">Ritchie ME, Phipson B, Wu D </text:span><text:span text:style-name="T16">et al.</text:span><text:span text:style-name="T7"> </text:span><text:span text:style-name="T19">(2015) limma powers differential expression analyses for RNA-sequencing and microarray studies. </text:span><text:span text:style-name="T16">Nucleic Acids Research</text:span><text:span text:style-name="T19">, </text:span><text:span text:style-name="T22">43</text:span><text:span text:style-name="T19">, 1-13.</text:span></text:p>
      <text:p text:style-name="P43"><text:span text:style-name="T19">Rousseeuw PJ, Driessen KV (1999) A Fast Algorithm for the Minimum Covariance Determinant Estimator. </text:span><text:span text:style-name="T16">Technometrics</text:span><text:span text:style-name="T19">, </text:span><text:span text:style-name="T22">41</text:span><text:span text:style-name="T19">, 212–223.</text:span></text:p>
      <text:p text:style-name="P43"><text:span text:style-name="T19">Savolainen O, Lascoux M, Merilä J (2013) Ecological genomics of local adaptation. </text:span><text:span text:style-name="T16">Nature Reviews Genetics</text:span><text:span text:style-name="T19">, </text:span><text:span text:style-name="T22">14</text:span><text:span text:style-name="T19">, 807–820.</text:span></text:p>
      <text:p text:style-name="P43"><text:span text:style-name="T19">Schlamp F, Made JVD, Stambler R </text:span><text:span text:style-name="T16">et al.</text:span><text:span text:style-name="T7"> </text:span><text:span text:style-name="T19">(2015) Evaluating the performance of selection scans to detect selective sweeps in domestic dogs. </text:span><text:span text:style-name="T16">Molecular Ecology</text:span><text:span text:style-name="T19">, </text:span><text:span text:style-name="T22">25</text:span><text:span text:style-name="T19">, 342–356.</text:span></text:p>
      <text:p text:style-name="P43"><text:span text:style-name="T20">Silverman BW (1986) </text:span><text:span text:style-name="T17">Density estimation for statistics and data analysis</text:span><text:span text:style-name="T20">. Chapman and Hall, London.</text:span></text:p>
      <text:p text:style-name="P43"><text:span text:style-name="T19">Stephan W (2015) Signatures of positive selection: from selective sweeps at individual loci to subtle allele frequency changes in polygenic adaptation. </text:span><text:span text:style-name="T16">Molecular Ecology</text:span><text:span text:style-name="T19">, </text:span><text:span text:style-name="T22">25</text:span><text:span text:style-name="T19">, 79–88.</text:span></text:p>
      <text:p text:style-name="P43"><text:span text:style-name="T19">Tiffin P, Ross-Ibarra J (2014) Advances and limits of using population genetics to understand local adaptation. </text:span><text:span text:style-name="T16">Trends in Ecology &amp; Evolution</text:span><text:span text:style-name="T19">, </text:span><text:span text:style-name="T22">29</text:span><text:span text:style-name="T19">, 673–680.</text:span></text:p>
      <text:p text:style-name="P43"><text:span text:style-name="T19">Todorov V, Templ M, Filzmoser P (2011) Detection of multivariate outliers in business survey data with incomplete information. </text:span><text:span text:style-name="T16">Advances in Data Analysis and Classification</text:span><text:span text:style-name="T19">, </text:span><text:span text:style-name="T22">5</text:span><text:span text:style-name="T19">, 37–56.</text:span></text:p>
      <text:p text:style-name="P43"><text:span text:style-name="T19">Varshney RK, Nayak SN, May GD, Jackson SA (2009) Next-generation sequencing technologies and their implications for crop genetics and breeding. </text:span><text:span text:style-name="T16">Trends in Biotechnology</text:span><text:span text:style-name="T19">, </text:span><text:span text:style-name="T22">27</text:span><text:span text:style-name="T19">, 522–530.</text:span></text:p>
      <text:p text:style-name="P43"><text:span text:style-name="T19">Vatsiou AI, Bazin E, Gaggiotti OE (2016) Detection of selective sweeps in structured populations: a comparison of recent methods. </text:span><text:span text:style-name="T16">Molecular Ecology</text:span><text:span text:style-name="T19">, </text:span><text:span text:style-name="T22">25</text:span><text:span text:style-name="T19">, 89–103.</text:span></text:p>
      <text:p text:style-name="P43"><text:span text:style-name="T19">Verity R, Nichols RA (2014) What is genetic differentiation, and how should we measure it- </text:span><text:span text:style-name="T16">G</text:span><text:span text:style-name="T19">ST, D, neither or both? </text:span><text:span text:style-name="T16">Molecular Ecology</text:span><text:span text:style-name="T19">, </text:span><text:span text:style-name="T22">23</text:span><text:span text:style-name="T19">, 4216–4225.</text:span></text:p>
      <text:p text:style-name="P43"><text:span text:style-name="T19">Wang X, Cairns MJ (2014) SeqGSEA: a Bioconductor package for gene set enrichment analysis of RNA-Seq data integrating differential expression and splicing. </text:span><text:span text:style-name="T16">Bioinformatics</text:span><text:span text:style-name="T19">, </text:span><text:span text:style-name="T22">30</text:span><text:span text:style-name="T19">, 1777–1779.</text:span></text:p>
      <text:p text:style-name="P43"><text:span text:style-name="T19">Wang Z, Gerstein M, Snyder M (2009) RNA-Seq: a revolutionary tool for transcriptomics. </text:span><text:span text:style-name="T16">Nature Reviews Genetics</text:span><text:span text:style-name="T19">, </text:span><text:span text:style-name="T22">10</text:span><text:span text:style-name="T19">, 57–63.</text:span></text:p>
      <text:p text:style-name="P43"><text:span text:style-name="T19">Whitlock MC, Lotterhos KE (2015) Reliable Detection of Loci Responsible for Local Adaptation: Inference of a Null Model through Trimming the </text:span><text:soft-page-break/><text:span text:style-name="T19">Distribution of Fst. </text:span><text:span text:style-name="T16">The American Naturalist</text:span><text:span text:style-name="T19">, </text:span><text:span text:style-name="T22">186</text:span><text:span text:style-name="T19">, S24–36.</text:span></text:p>
      <text:p text:style-name="P43"><text:span text:style-name="T19">Yang J, Benyamin B, Mcevoy BP </text:span><text:span text:style-name="T16">et al.</text:span><text:span text:style-name="T7"> </text:span><text:span text:style-name="T19">(2010) Common SNPs explain a large proportion of the heritability for human height. </text:span><text:span text:style-name="T16">Nature Genetics</text:span><text:span text:style-name="T19">, </text:span><text:span text:style-name="T22">42</text:span><text:span text:style-name="T19">, 565–569. </text:span></text:p>
      <text:p text:style-name="P3"><text:line-break/><text:line-break/></text:p>
      <text:h text:style-name="P46" text:outline-level="2">Tables</text:h>
      <text:p text:style-name="P28"><text:span text:style-name="T19">Table 1. Table of multivariate outlier detection methods in MINOTAUR and associated computational run times. For computational complexity </text:span><text:span text:style-name="T16">n</text:span><text:span text:style-name="T7"> </text:span><text:span text:style-name="T19">refers to the number of observations and </text:span><text:span text:style-name="T16">k</text:span><text:span text:style-name="T7"> </text:span><text:span text:style-name="T19">the number of statistics (dimensions). Run times were determined using an Apple iMac with a 3.1 GHz Intel Core i5 processor and 32 GB of RAM running Apple OSX 10.9.5 and R version 3.2.3. Note that for computation time the kernel density deviance includes both the maximum likelihood estimation of the optimal bandwidth and the density calculations based on the optimal bandwidth</text:span><text:span text:style-name="T4">.</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Compound measure</text:p>
          </table:table-cell>
          <table:table-cell table:style-name="Table1.A1" office:value-type="string">
            <text:p text:style-name="P51">Description</text:p>
          </table:table-cell>
          <table:table-cell table:style-name="Table1.A1" office:value-type="string">
            <text:p text:style-name="P51">R Function</text:p>
          </table:table-cell>
          <table:table-cell table:style-name="Table1.A1" office:value-type="string">
            <text:p text:style-name="P51">Computational complexity (big O notation)</text:p>
          </table:table-cell>
          <table:table-cell table:style-name="Table1.A1" office:value-type="string">
            <text:p text:style-name="P51">Computation Elapsed Time for 50,000 loci &amp; 10 variables (hh:mm:ss.ms)</text:p>
          </table:table-cell>
        </table:table-row>
        <table:table-row>
          <table:table-cell table:style-name="Table1.A1" office:value-type="string">
            <text:p text:style-name="P52">Mahalanobis distance</text:p>
          </table:table-cell>
          <table:table-cell table:style-name="Table1.A1" office:value-type="string">
            <text:p text:style-name="P52">Distance from multivariate centroid</text:p>
          </table:table-cell>
          <table:table-cell table:style-name="Table1.A1" office:value-type="string">
            <text:p text:style-name="P52">Mahalanobis()</text:p>
          </table:table-cell>
          <table:table-cell table:style-name="Table1.A1" office:value-type="string">
            <text:p text:style-name="P55"><text:span text:style-name="T5">O(nk</text:span><text:span text:style-name="T6">2</text:span><text:span text:style-name="T5">)</text:span></text:p>
          </table:table-cell>
          <table:table-cell table:style-name="Table1.A1" office:value-type="string">
            <text:p text:style-name="P52">00:00:00.095</text:p>
          </table:table-cell>
        </table:table-row>
        <table:table-row>
          <table:table-cell table:style-name="Table1.A1" office:value-type="string">
            <text:p text:style-name="P52">Harmonic mean distance</text:p>
          </table:table-cell>
          <table:table-cell table:style-name="Table1.A1" office:value-type="string">
            <text:p text:style-name="P52">Inverse-weighted distance from all other points</text:p>
          </table:table-cell>
          <table:table-cell table:style-name="Table1.A1" office:value-type="string">
            <text:p text:style-name="P52">harmonicDist()</text:p>
          </table:table-cell>
          <table:table-cell table:style-name="Table1.A1" office:value-type="string">
            <text:p text:style-name="P55"><text:span text:style-name="T5">O(n</text:span><text:span text:style-name="T6">2</text:span><text:span text:style-name="T5">k</text:span><text:span text:style-name="T6">2</text:span><text:span text:style-name="T5">)</text:span></text:p>
          </table:table-cell>
          <table:table-cell table:style-name="Table1.A1" office:value-type="string">
            <text:p text:style-name="P52">00:04:13.620</text:p>
          </table:table-cell>
        </table:table-row>
        <table:table-row>
          <table:table-cell table:style-name="Table1.A1" office:value-type="string">
            <text:p text:style-name="P52">Kernel density deviance</text:p>
          </table:table-cell>
          <table:table-cell table:style-name="Table1.A1" office:value-type="string">
            <text:p text:style-name="P52">Local density of points</text:p>
          </table:table-cell>
          <table:table-cell table:style-name="Table1.A1" office:value-type="string">
            <text:p text:style-name="P52">kernelDist()</text:p>
          </table:table-cell>
          <table:table-cell table:style-name="Table1.A1" office:value-type="string">
            <text:p text:style-name="P55"><text:span text:style-name="T5">O(n</text:span><text:span text:style-name="T6">2</text:span><text:span text:style-name="T5">k</text:span><text:span text:style-name="T6">2</text:span><text:span text:style-name="T5">)</text:span></text:p>
          </table:table-cell>
          <table:table-cell table:style-name="Table1.A1" office:value-type="string">
            <text:p text:style-name="P52">01:40:03.600</text:p>
          </table:table-cell>
        </table:table-row>
        <table:table-row>
          <table:table-cell table:style-name="Table1.A1" office:value-type="string">
            <text:p text:style-name="P52">Nearest neighbor distance</text:p>
          </table:table-cell>
          <table:table-cell table:style-name="Table1.A1" office:value-type="string">
            <text:p text:style-name="P52">Distance to nearest neighbor</text:p>
          </table:table-cell>
          <table:table-cell table:style-name="Table1.A1" office:value-type="string">
            <text:p text:style-name="P52">neighborDist()</text:p>
          </table:table-cell>
          <table:table-cell table:style-name="Table1.A1" office:value-type="string">
            <text:p text:style-name="P55"><text:span text:style-name="T5">O(n</text:span><text:span text:style-name="T6">2</text:span><text:span text:style-name="T5">k</text:span><text:span text:style-name="T6">2</text:span><text:span text:style-name="T5">)</text:span></text:p>
          </table:table-cell>
          <table:table-cell table:style-name="Table1.A1" office:value-type="string">
            <text:p text:style-name="P52">00:04:07.020</text:p>
          </table:table-cell>
        </table:table-row>
      </table:table>
      <text:p text:style-name="Text_20_body"/>
      <text:h text:style-name="P46" text:outline-level="2">Figures</text:h>
      <text:p text:style-name="P38"><text:span text:style-name="T22">Figure 1. </text:span><text:span text:style-name="T19">Graphical overview of the MINOTAUR GUI workflow.</text:span></text:p>
      <text:p text:style-name="P37"><draw:frame draw:style-name="fr1" draw:name="Image1" text:anchor-type="as-char" svg:width="13.044cm" svg:height="14.076cm" draw:z-index="0"><draw:image xlink:href="https://lh5.googleusercontent.com/HC220OO20JmJgWPcxQLieqiYvTxDwiCl4N1woMtJueEH1OdvB_V1gqabWekQNqZiQ_iC04Z1igdVcARLZiS1CnoBKzcIbdhxV848irPNP897Bt84S_wGPL1-EneOYybflnE_mOum" xlink:type="simple" xlink:show="embed" xlink:actuate="onLoad"/></draw:frame></text:p>
      <text:p text:style-name="Text_20_body"/>
      <text:p text:style-name="P31"><text:span text:style-name="T22">Figure 2. </text:span><text:span text:style-name="T19">Screenshot of MINOTAUR GUI highlighting the overall interface and the ability to visualize multivariate distributions. The plot is a Manhattan plot of the nearest neighbor distance across loci for all traits in the “HumanGWAS” example dataset provided as part of MINOTAUR. The base scatter plot demonstrates the binned visualization, where the density of data in an area is apparent from the color. 99.5% percentile outliers are indicated with solid, orange circles. Visualization menus have been collapsed to simplify the image. Additional plots can also be stacked below to enable comparisons across multiple plots (not shown).</text:span></text:p>
      <text:p text:style-name="P37"><draw:frame draw:style-name="fr1" draw:name="Image2" text:anchor-type="as-char" svg:width="16.907cm" svg:height="7.964cm" draw:z-index="1"><draw:image xlink:href="https://lh6.googleusercontent.com/viBYCs6_Dz2FXup5rFdAYI-u2pAsZRK2DriBJdQXP2K1nB-eKe5tLK8ecYswH3jaBif7r4O5M_l9vWEm0G7kD8VGO9c2hwVqvZiXgSk4F0De8T30ITIZ3Q2yTAypIg571JFKmdpZ" xlink:type="simple" xlink:show="embed" xlink:actuate="onLoad"/><svg:title>MINOTAUR_final_screenshot.png</svg:title></draw:frame></text:p>
      <text:p text:style-name="Text_20_body"/>
      <text:p text:style-name="P41"><text:span text:style-name="T22">Figure 3.</text:span><text:span text:style-name="T7"> </text:span><text:span text:style-name="T19">Comparison of multivariate distance measures for nonparametric example data. Black dots show the simulated data, in which the two statistics (dimensions) are assumed to follow an inverse relationship with some additional noise. Solid lines show the distance measure computed at each point in the plane, arranged in 10% quantiles (e.g. the inner ring shows the 10% of locations with the smallest distance). The blue square and triangle show particular outlier points referred to in the main text.</text:span></text:p>
      <text:p text:style-name="P37"><draw:frame draw:style-name="fr1" draw:name="Image3" text:anchor-type="as-char" svg:width="13.97cm" svg:height="13.97cm" draw:z-index="2"><draw:image xlink:href="https://lh5.googleusercontent.com/qdDvldviq07xs9uv0wPCqTXoImkhJYpL49NH6SxvZDUIrdwRsUHgCy6JtDvaMKrm-o7VKa3wsZ1NioMEqYPcfzD-VzrgbjLlelukz7m22uBCTE3-AsQhrq6Fm8zaO4YWeGLJm0XF" xlink:type="simple" xlink:show="embed" xlink:actuate="onLoad"/><svg:title>heatPlot_inverse.png</svg:title></draw:frame></text:p>
      <text:p text:style-name="Text_20_body"/>
      <text:p text:style-name="P41"><text:span text:style-name="T22">Figure 4. </text:span><text:span text:style-name="T19">Distributions of four univariate statistics from the two refuge dataset from Lotterhos and Whitlock (2015).</text:span></text:p>
      <text:p text:style-name="P37"><draw:frame draw:style-name="fr1" draw:name="Image4" text:anchor-type="as-char" svg:width="16.51cm" svg:height="16.51cm" draw:z-index="3"><draw:image xlink:href="https://lh4.googleusercontent.com/8sOpyo7eylZJAlNqIFAOKVQF-IEd_0leD_g0uNzeIv2MMyRK7Sp1o9ixCynJ-WlPq-lfTAwPdyt-HMgRL-5VhzIgWl5GwXTOM7wXFY-Vw8EfbVJbuxgeYNCYrvc4JTeEqsKOcxdd" xlink:type="simple" xlink:show="embed" xlink:actuate="onLoad"/></draw:frame></text:p>
      <text:p text:style-name="Text_20_body"/>
      <text:p text:style-name="P39"><text:span text:style-name="T22">Figure 5. </text:span><text:span text:style-name="T19">Distributions of the four multivariate compound statistics applied to the four univariate statistics shown in Figure 2. The MCD calculation of the covariance matrix was used. All 9900 neutral loci are plotted on indexes 0-100, and the selected loci are plotted on indexes 100-200. Note log transformation of each variable on the y-axis for: A) Mahalanobis distance, B) Harmonic mean distance, C) Kernel density, and D) Nearest Neighbor distance. The empirical </text:span><text:soft-page-break/><text:span text:style-name="T19">power of the statistic to discriminate neutral from selected loci (see main text for details) is shown in the upper left hand corner. </text:span></text:p>
      <text:p text:style-name="P37"><draw:frame draw:style-name="fr1" draw:name="Image5" text:anchor-type="as-char" svg:width="13.335cm" svg:height="11.959cm" draw:z-index="4"><draw:image xlink:href="https://lh5.googleusercontent.com/nftHKy9HgfFsSJyft0HEHbrxdbQUPMx79xjlLO2cxDpu18TP2IDzFJDrtQakn_3pc5e-ndE2ag5PIvPXTp2Lpq6ImI8o--LQDZIr3RYcJCXuAbB6BbqLu0xfk4Ssfyw8yolc4duB" xlink:type="simple" xlink:show="embed" xlink:actuate="onLoad"/></draw:frame></text:p>
      <text:p text:style-name="Text_20_body"/>
      <text:p text:style-name="P32">Supplementary Material</text:p>
      <text:p text:style-name="P25">Supplementary Table S1. Table of multivariate outlier statistics in other R packages that could be used in the context of genomic scans.</text:p>
      <text:p text:style-name="P26"><draw:frame draw:style-name="fr1" draw:name="Image6" text:anchor-type="as-char" svg:width="16.51cm" svg:height="16.113cm" draw:z-index="5"><draw:image xlink:href="https://lh3.googleusercontent.com/qVnjZ65ejGB8LXcvVV-lA1aWOhYrl4bACedPvtPoev8m2kFxKX0W0YlrmahDpsBpAUTeCQ89_R0D7SUdOTEhZ2HfNtbO2RxAko19CfqNPmyKjegR2td2hbxcKNs9d6nE_Bfa2Nzl" xlink:type="simple" xlink:show="embed" xlink:actuate="onLoad"/><svg:title>SuppTS1_OtherOutlierDetectionFunctions_A.png</svg:title></draw:frame></text:p>
      <text:p text:style-name="P26"><text:soft-page-break/><draw:frame draw:style-name="fr1" draw:name="Image7" text:anchor-type="as-char" svg:width="16.51cm" svg:height="16.113cm" draw:z-index="6"><draw:image xlink:href="https://lh3.googleusercontent.com/4AJr-deL67zagsjYi2QbqcujAJgVzpnnJgt8HGA7U7OS4NGL1EcCBdhmzuW2OEvs4u9pBhL4JPnZXX2uMZ_I1fN2h7c4yKwMgEEsR5oasEc8YrplttBFnlWor_wCDjaXWvWcHoR-" xlink:type="simple" xlink:show="embed" xlink:actuate="onLoad"/><svg:title>SuppTS1_OtherOutlierDetectionFunctions_B.png</svg:title></draw:frame></text:p>
      <text:p text:style-name="P31"><text:span text:style-name="T22">Table S2.</text:span><text:span text:style-name="T7"> </text:span><text:span text:style-name="T19">Computation times for the four multivariate outlier detection methods in MINOTAUR for datasets up to 100,000 loci (rows) and 20 variables (columns) in hh:mm:ss.ms format. Run times were determined using an Apple iMac with a 3.1 GHz Intel Core i5 processor and 32 GB of RAM running Apple OSX 10.9.5 and R version 3.2.3. Note that the kernel density deviance includes both the maximum likelihood estimation of the optimal bandwidth and the density calculations based on the optimal bandwidth</text:span><text:span text:style-name="T4">.</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53">No. Loci</text:p>
          </table:table-cell>
          <table:table-cell table:style-name="Table2.A1" office:value-type="string">
            <text:p text:style-name="P53">No. Variables</text:p>
          </table:table-cell>
          <table:table-cell table:style-name="Table2.A1" office:value-type="string">
            <text:p text:style-name="P53">Mahalanobis distance</text:p>
          </table:table-cell>
          <table:table-cell table:style-name="Table2.A1" office:value-type="string">
            <text:p text:style-name="P53">Harmonic mean distance</text:p>
          </table:table-cell>
          <table:table-cell table:style-name="Table2.A1" office:value-type="string">
            <text:p text:style-name="P53">Kernel density deviance</text:p>
          </table:table-cell>
          <table:table-cell table:style-name="Table2.A1" office:value-type="string">
            <text:p text:style-name="P53">Nearest neighbor distance</text:p>
          </table:table-cell>
        </table:table-row>
        <table:table-row>
          <table:table-cell table:style-name="Table2.A1" office:value-type="string">
            <text:p text:style-name="P54">1000</text:p>
          </table:table-cell>
          <table:table-cell table:style-name="Table2.A1" office:value-type="string">
            <text:p text:style-name="P54">5</text:p>
          </table:table-cell>
          <table:table-cell table:style-name="Table2.A1" office:value-type="string">
            <text:p text:style-name="P54">00:00:00.001</text:p>
          </table:table-cell>
          <table:table-cell table:style-name="Table2.A1" office:value-type="string">
            <text:p text:style-name="P54">00:00:00.040</text:p>
          </table:table-cell>
          <table:table-cell table:style-name="Table2.A1" office:value-type="string">
            <text:p text:style-name="P54">00:00:01.233</text:p>
          </table:table-cell>
          <table:table-cell table:style-name="Table2.A1" office:value-type="string">
            <text:p text:style-name="P54">00:00:00.034</text:p>
          </table:table-cell>
        </table:table-row>
        <table:table-row>
          <table:table-cell table:style-name="Table2.A1" office:value-type="string">
            <text:p text:style-name="P54">1000</text:p>
          </table:table-cell>
          <table:table-cell table:style-name="Table2.A1" office:value-type="string">
            <text:p text:style-name="P54">10</text:p>
          </table:table-cell>
          <table:table-cell table:style-name="Table2.A1" office:value-type="string">
            <text:p text:style-name="P54">00:00:00.002</text:p>
          </table:table-cell>
          <table:table-cell table:style-name="Table2.A1" office:value-type="string">
            <text:p text:style-name="P54">00:00:00.098</text:p>
          </table:table-cell>
          <table:table-cell table:style-name="Table2.A1" office:value-type="string">
            <text:p text:style-name="P54">00:00:02.366</text:p>
          </table:table-cell>
          <table:table-cell table:style-name="Table2.A1" office:value-type="string">
            <text:p text:style-name="P54">00:00:00.094</text:p>
          </table:table-cell>
        </table:table-row>
        <table:table-row>
          <table:table-cell table:style-name="Table2.A1" office:value-type="string">
            <text:p text:style-name="P54">1000</text:p>
          </table:table-cell>
          <table:table-cell table:style-name="Table2.A1" office:value-type="string">
            <text:p text:style-name="P54">15</text:p>
          </table:table-cell>
          <table:table-cell table:style-name="Table2.A1" office:value-type="string">
            <text:p text:style-name="P54">00:00:00.003</text:p>
          </table:table-cell>
          <table:table-cell table:style-name="Table2.A1" office:value-type="string">
            <text:p text:style-name="P54">00:00:00.188</text:p>
          </table:table-cell>
          <table:table-cell table:style-name="Table2.A1" office:value-type="string">
            <text:p text:style-name="P54">00:00:04.303</text:p>
          </table:table-cell>
          <table:table-cell table:style-name="Table2.A1" office:value-type="string">
            <text:p text:style-name="P54">00:00:00.185</text:p>
          </table:table-cell>
        </table:table-row>
        <table:table-row>
          <table:table-cell table:style-name="Table2.A1" office:value-type="string">
            <text:p text:style-name="P54">1000</text:p>
          </table:table-cell>
          <table:table-cell table:style-name="Table2.A1" office:value-type="string">
            <text:p text:style-name="P54">20</text:p>
          </table:table-cell>
          <table:table-cell table:style-name="Table2.A1" office:value-type="string">
            <text:p text:style-name="P54">00:00:00.005</text:p>
          </table:table-cell>
          <table:table-cell table:style-name="Table2.A1" office:value-type="string">
            <text:p text:style-name="P54">00:00:00.318</text:p>
          </table:table-cell>
          <table:table-cell table:style-name="Table2.A1" office:value-type="string">
            <text:p text:style-name="P54">00:00:07.548</text:p>
          </table:table-cell>
          <table:table-cell table:style-name="Table2.A1" office:value-type="string">
            <text:p text:style-name="P54">00:00:00.317</text:p>
          </table:table-cell>
        </table:table-row>
        <table:table-row>
          <table:table-cell table:style-name="Table2.A1" office:value-type="string">
            <text:p text:style-name="P54">5000</text:p>
          </table:table-cell>
          <table:table-cell table:style-name="Table2.A1" office:value-type="string">
            <text:p text:style-name="P54">5</text:p>
          </table:table-cell>
          <table:table-cell table:style-name="Table2.A1" office:value-type="string">
            <text:p text:style-name="P54">00:00:00.003</text:p>
          </table:table-cell>
          <table:table-cell table:style-name="Table2.A1" office:value-type="string">
            <text:p text:style-name="P54">00:00:00.986</text:p>
          </table:table-cell>
          <table:table-cell table:style-name="Table2.A1" office:value-type="string">
            <text:p text:style-name="P54">00:00:30.215</text:p>
          </table:table-cell>
          <table:table-cell table:style-name="Table2.A1" office:value-type="string">
            <text:p text:style-name="P54">00:00:00.829</text:p>
          </table:table-cell>
        </table:table-row>
        <table:table-row>
          <table:table-cell table:style-name="Table2.A1" office:value-type="string">
            <text:p text:style-name="P54">5000</text:p>
          </table:table-cell>
          <table:table-cell table:style-name="Table2.A1" office:value-type="string">
            <text:p text:style-name="P54">10</text:p>
          </table:table-cell>
          <table:table-cell table:style-name="Table2.A1" office:value-type="string">
            <text:p text:style-name="P54">00:00:00.008</text:p>
          </table:table-cell>
          <table:table-cell table:style-name="Table2.A1" office:value-type="string">
            <text:p text:style-name="P54">00:00:02.431</text:p>
          </table:table-cell>
          <table:table-cell table:style-name="Table2.A1" office:value-type="string">
            <text:p text:style-name="P54">00:00:57.794</text:p>
          </table:table-cell>
          <table:table-cell table:style-name="Table2.A1" office:value-type="string">
            <text:p text:style-name="P54">00:00:02.382</text:p>
          </table:table-cell>
        </table:table-row>
        <table:table-row>
          <table:table-cell table:style-name="Table2.A1" office:value-type="string">
            <text:p text:style-name="P54">5000</text:p>
          </table:table-cell>
          <table:table-cell table:style-name="Table2.A1" office:value-type="string">
            <text:p text:style-name="P54">15</text:p>
          </table:table-cell>
          <table:table-cell table:style-name="Table2.A1" office:value-type="string">
            <text:p text:style-name="P54">00:00:00.014</text:p>
          </table:table-cell>
          <table:table-cell table:style-name="Table2.A1" office:value-type="string">
            <text:p text:style-name="P54">00:00:04.809</text:p>
          </table:table-cell>
          <table:table-cell table:style-name="Table2.A1" office:value-type="string">
            <text:p text:style-name="P54">00:01:49.900</text:p>
          </table:table-cell>
          <table:table-cell table:style-name="Table2.A1" office:value-type="string">
            <text:p text:style-name="P54">00:00:04.622</text:p>
          </table:table-cell>
        </table:table-row>
        <table:table-row>
          <table:table-cell table:style-name="Table2.A1" office:value-type="string">
            <text:p text:style-name="P54">5000</text:p>
          </table:table-cell>
          <table:table-cell table:style-name="Table2.A1" office:value-type="string">
            <text:p text:style-name="P54">20</text:p>
          </table:table-cell>
          <table:table-cell table:style-name="Table2.A1" office:value-type="string">
            <text:p text:style-name="P54">00:00:00.024</text:p>
          </table:table-cell>
          <table:table-cell table:style-name="Table2.A1" office:value-type="string">
            <text:p text:style-name="P54">00:00:07.968</text:p>
          </table:table-cell>
          <table:table-cell table:style-name="Table2.A1" office:value-type="string">
            <text:p text:style-name="P54">00:02:46.393</text:p>
          </table:table-cell>
          <table:table-cell table:style-name="Table2.A1" office:value-type="string">
            <text:p text:style-name="P54">00:00:07.821</text:p>
          </table:table-cell>
        </table:table-row>
        <table:table-row>
          <table:table-cell table:style-name="Table2.A1" office:value-type="string">
            <text:p text:style-name="P54">10000</text:p>
          </table:table-cell>
          <table:table-cell table:style-name="Table2.A1" office:value-type="string">
            <text:p text:style-name="P54">5</text:p>
          </table:table-cell>
          <table:table-cell table:style-name="Table2.A1" office:value-type="string">
            <text:p text:style-name="P54">00:00:00.006</text:p>
          </table:table-cell>
          <table:table-cell table:style-name="Table2.A1" office:value-type="string">
            <text:p text:style-name="P54">00:00:03.922</text:p>
          </table:table-cell>
          <table:table-cell table:style-name="Table2.A1" office:value-type="string">
            <text:p text:style-name="P54">00:02:00.694</text:p>
          </table:table-cell>
          <table:table-cell table:style-name="Table2.A1" office:value-type="string">
            <text:p text:style-name="P54">00:00:03.328</text:p>
          </table:table-cell>
        </table:table-row>
        <table:table-row>
          <table:table-cell table:style-name="Table2.A1" office:value-type="string">
            <text:p text:style-name="P54">10000</text:p>
          </table:table-cell>
          <table:table-cell table:style-name="Table2.A1" office:value-type="string">
            <text:p text:style-name="P54">10</text:p>
          </table:table-cell>
          <table:table-cell table:style-name="Table2.A1" office:value-type="string">
            <text:p text:style-name="P54">00:00:00.017</text:p>
          </table:table-cell>
          <table:table-cell table:style-name="Table2.A1" office:value-type="string">
            <text:p text:style-name="P54">00:00:09.728</text:p>
          </table:table-cell>
          <table:table-cell table:style-name="Table2.A1" office:value-type="string">
            <text:p text:style-name="P54">00:03:52.081</text:p>
          </table:table-cell>
          <table:table-cell table:style-name="Table2.A1" office:value-type="string">
            <text:p text:style-name="P54">00:00:09.310</text:p>
          </table:table-cell>
        </table:table-row>
        <table:table-row>
          <table:table-cell table:style-name="Table2.A1" office:value-type="string">
            <text:p text:style-name="P54">10000</text:p>
          </table:table-cell>
          <table:table-cell table:style-name="Table2.A1" office:value-type="string">
            <text:p text:style-name="P54">15</text:p>
          </table:table-cell>
          <table:table-cell table:style-name="Table2.A1" office:value-type="string">
            <text:p text:style-name="P54">00:00:00.169</text:p>
          </table:table-cell>
          <table:table-cell table:style-name="Table2.A1" office:value-type="string">
            <text:p text:style-name="P54">00:00:18.773</text:p>
          </table:table-cell>
          <table:table-cell table:style-name="Table2.A1" office:value-type="string">
            <text:p text:style-name="P54">00:06:53.011</text:p>
          </table:table-cell>
          <table:table-cell table:style-name="Table2.A1" office:value-type="string">
            <text:p text:style-name="P54">00:00:18.487</text:p>
          </table:table-cell>
        </table:table-row>
        <table:table-row>
          <table:table-cell table:style-name="Table2.A1" office:value-type="string">
            <text:p text:style-name="P54">10000</text:p>
          </table:table-cell>
          <table:table-cell table:style-name="Table2.A1" office:value-type="string">
            <text:p text:style-name="P54">20</text:p>
          </table:table-cell>
          <table:table-cell table:style-name="Table2.A1" office:value-type="string">
            <text:p text:style-name="P54">00:00:00.041</text:p>
          </table:table-cell>
          <table:table-cell table:style-name="Table2.A1" office:value-type="string">
            <text:p text:style-name="P54">00:00:32.415</text:p>
          </table:table-cell>
          <table:table-cell table:style-name="Table2.A1" office:value-type="string">
            <text:p text:style-name="P54">00:11:10.482</text:p>
          </table:table-cell>
          <table:table-cell table:style-name="Table2.A1" office:value-type="string">
            <text:p text:style-name="P54">00:00:31.735</text:p>
          </table:table-cell>
        </table:table-row>
        <table:table-row>
          <table:table-cell table:style-name="Table2.A1" office:value-type="string">
            <text:p text:style-name="P54">50000</text:p>
          </table:table-cell>
          <table:table-cell table:style-name="Table2.A1" office:value-type="string">
            <text:p text:style-name="P54">5</text:p>
          </table:table-cell>
          <table:table-cell table:style-name="Table2.A1" office:value-type="string">
            <text:p text:style-name="P54">00:00:00.045</text:p>
          </table:table-cell>
          <table:table-cell table:style-name="Table2.A1" office:value-type="string">
            <text:p text:style-name="P54">00:01:37.808</text:p>
          </table:table-cell>
          <table:table-cell table:style-name="Table2.A1" office:value-type="string">
            <text:p text:style-name="P54">00:50:19.078</text:p>
          </table:table-cell>
          <table:table-cell table:style-name="Table2.A1" office:value-type="string">
            <text:p text:style-name="P54">00:01:24.120</text:p>
          </table:table-cell>
        </table:table-row>
        <table:table-row>
          <table:table-cell table:style-name="Table2.A1" office:value-type="string">
            <text:p text:style-name="P54">50000</text:p>
          </table:table-cell>
          <table:table-cell table:style-name="Table2.A1" office:value-type="string">
            <text:p text:style-name="P54">10</text:p>
          </table:table-cell>
          <table:table-cell table:style-name="Table2.A1" office:value-type="string">
            <text:p text:style-name="P54">00:00:00.095</text:p>
          </table:table-cell>
          <table:table-cell table:style-name="Table2.A1" office:value-type="string">
            <text:p text:style-name="P54">00:04:13.621</text:p>
          </table:table-cell>
          <table:table-cell table:style-name="Table2.A1" office:value-type="string">
            <text:p text:style-name="P54">01:40:03.603</text:p>
          </table:table-cell>
          <table:table-cell table:style-name="Table2.A1" office:value-type="string">
            <text:p text:style-name="P54">00:04:07.027</text:p>
          </table:table-cell>
        </table:table-row>
        <table:table-row>
          <table:table-cell table:style-name="Table2.A1" office:value-type="string">
            <text:p text:style-name="P54">50000</text:p>
          </table:table-cell>
          <table:table-cell table:style-name="Table2.A1" office:value-type="string">
            <text:p text:style-name="P54">15</text:p>
          </table:table-cell>
          <table:table-cell table:style-name="Table2.A1" office:value-type="string">
            <text:p text:style-name="P54">00:00:00.161</text:p>
          </table:table-cell>
          <table:table-cell table:style-name="Table2.A1" office:value-type="string">
            <text:p text:style-name="P54">00:09:12.221</text:p>
          </table:table-cell>
          <table:table-cell table:style-name="Table2.A1" office:value-type="string">
            <text:p text:style-name="P54">00:19:36.847</text:p>
          </table:table-cell>
          <table:table-cell table:style-name="Table2.A1" office:value-type="string">
            <text:p text:style-name="P54">00:08:51.240</text:p>
          </table:table-cell>
        </table:table-row>
        <table:table-row>
          <table:table-cell table:style-name="Table2.A1" office:value-type="string">
            <text:p text:style-name="P54">50000</text:p>
          </table:table-cell>
          <table:table-cell table:style-name="Table2.A1" office:value-type="string">
            <text:p text:style-name="P54">20</text:p>
          </table:table-cell>
          <table:table-cell table:style-name="Table2.A1" office:value-type="string">
            <text:p text:style-name="P54">00:00:00.240</text:p>
          </table:table-cell>
          <table:table-cell table:style-name="Table2.A1" office:value-type="string">
            <text:p text:style-name="P54">00:16:38.589</text:p>
          </table:table-cell>
          <table:table-cell table:style-name="Table2.A1" office:value-type="string">
            <text:p text:style-name="P54">05:45:21.387</text:p>
          </table:table-cell>
          <table:table-cell table:style-name="Table2.A1" office:value-type="string">
            <text:p text:style-name="P54">00:16:12.965</text:p>
          </table:table-cell>
        </table:table-row>
        <table:table-row>
          <table:table-cell table:style-name="Table2.A1" office:value-type="string">
            <text:p text:style-name="P54">100000</text:p>
          </table:table-cell>
          <table:table-cell table:style-name="Table2.A1" office:value-type="string">
            <text:p text:style-name="P54">5</text:p>
          </table:table-cell>
          <table:table-cell table:style-name="Table2.A1" office:value-type="string">
            <text:p text:style-name="P54">00:00:00.085</text:p>
          </table:table-cell>
          <table:table-cell table:style-name="Table2.A1" office:value-type="string">
            <text:p text:style-name="P54">00:06:35.265</text:p>
          </table:table-cell>
          <table:table-cell table:style-name="Table2.A1" office:value-type="string">
            <text:p text:style-name="P54">03:21:34.758</text:p>
          </table:table-cell>
          <table:table-cell table:style-name="Table2.A1" office:value-type="string">
            <text:p text:style-name="P54">00:05:35:996</text:p>
          </table:table-cell>
        </table:table-row>
        <table:table-row>
          <table:table-cell table:style-name="Table2.A1" office:value-type="string">
            <text:p text:style-name="P54">100000</text:p>
          </table:table-cell>
          <table:table-cell table:style-name="Table2.A1" office:value-type="string">
            <text:p text:style-name="P54">10</text:p>
          </table:table-cell>
          <table:table-cell table:style-name="Table2.A1" office:value-type="string">
            <text:p text:style-name="P54">00:00:00.184</text:p>
          </table:table-cell>
          <table:table-cell table:style-name="Table2.A1" office:value-type="string">
            <text:p text:style-name="P54">00:17:01.708</text:p>
          </table:table-cell>
          <table:table-cell table:style-name="Table2.A1" office:value-type="string">
            <text:p text:style-name="P54">09:28:30.378</text:p>
          </table:table-cell>
          <table:table-cell table:style-name="Table2.A1" office:value-type="string">
            <text:p text:style-name="P54">00:16:24:535</text:p>
          </table:table-cell>
        </table:table-row>
        <table:table-row>
          <table:table-cell table:style-name="Table2.A1" office:value-type="string">
            <text:p text:style-name="P54">100000</text:p>
          </table:table-cell>
          <table:table-cell table:style-name="Table2.A1" office:value-type="string">
            <text:p text:style-name="P54">15</text:p>
          </table:table-cell>
          <table:table-cell table:style-name="Table2.A1" office:value-type="string">
            <text:p text:style-name="P54">00:00:00.324</text:p>
          </table:table-cell>
          <table:table-cell table:style-name="Table2.A1" office:value-type="string">
            <text:p text:style-name="P54">00:36:19.473</text:p>
          </table:table-cell>
          <table:table-cell table:style-name="Table2.A1" office:value-type="string">
            <text:p text:style-name="P54">13:28:52.158</text:p>
          </table:table-cell>
          <table:table-cell table:style-name="Table2.A1" office:value-type="string">
            <text:p text:style-name="P54">00:37:20.698</text:p>
          </table:table-cell>
        </table:table-row>
        <table:table-row>
          <table:table-cell table:style-name="Table2.A1" office:value-type="string">
            <text:p text:style-name="P54">100000</text:p>
          </table:table-cell>
          <table:table-cell table:style-name="Table2.A1" office:value-type="string">
            <text:p text:style-name="P54">20</text:p>
          </table:table-cell>
          <table:table-cell table:style-name="Table2.A1" office:value-type="string">
            <text:p text:style-name="P54">00:00:00.487</text:p>
          </table:table-cell>
          <table:table-cell table:style-name="Table2.A1" office:value-type="string">
            <text:p text:style-name="P54">01:14:47.783</text:p>
          </table:table-cell>
          <table:table-cell table:style-name="Table2.A1" office:value-type="string">
            <text:p text:style-name="P54">24:45:25.372</text:p>
          </table:table-cell>
          <table:table-cell table:style-name="Table2.A1" office:value-type="string">
            <text:p text:style-name="P54">01:14:24.686</text:p>
          </table:table-cell>
        </table:table-row>
      </table:table>
      <text:p text:style-name="Text_20_body"/>
      <text:p text:style-name="P39"><text:span text:style-name="T22">Figure S1. </text:span><text:span text:style-name="T19">Comparison of multivariate distance measures for multi-modal example data. Black dots show the simulated data, drawn from a multivariate normal mixture model. Solid lines show the distance measure computed at </text:span><text:soft-page-break/><text:span text:style-name="T19">each point in the plane, arranged in 10% quantiles, equivalently to Figure 3 in the main paper.</text:span></text:p>
      <text:p text:style-name="P26"><draw:frame draw:style-name="fr1" draw:name="Image8" text:anchor-type="as-char" svg:width="14.129cm" svg:height="14.129cm" draw:z-index="7"><draw:image xlink:href="https://lh6.googleusercontent.com/s8oavWaEo_D6CKqntBPbPe_VmOil7CliJQTrtCNO6IFnGFUab9SHRy140BgHpmFjMGL0im8T4_r5lrppCR_EXsq3f6x3aUngrrwkLkVu1h5itXxH-y5kF3_laRswHdq9g-dqZbya" xlink:type="simple" xlink:show="embed" xlink:actuate="onLoad"/><svg:title>heatPlot_multiModal.png</svg:title></draw:frame></text:p>
      <text:p text:style-name="P3"><text:line-break/></text:p>
      <text:p text:style-name="P31"><text:span text:style-name="T22">Figure S2.</text:span><text:span text:style-name="T7"> </text:span><text:span text:style-name="T19">Analogue to Figure 5 in the main paper, but with a default estimate of covariance using all the data.</text:span></text:p>
      <text:p text:style-name="P37"><draw:frame draw:style-name="fr1" draw:name="Image9" text:anchor-type="as-char" svg:width="16.51cm" svg:height="13.203cm" draw:z-index="8"><draw:image xlink:href="https://lh5.googleusercontent.com/boyAj2xndc6fiO_djqO7t4thHqyLz4Dhj_LkD1rfJ3KfIPItO3MZYiABeqyoEdwvYS94ccwQpTm_dXVw9n0HgrSWiTKrhQ_vYXLwIMq3pJGpEl3Jbb02DTEfFwIzoohgAqCfALG0"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ambria" svg:font-family="Cambria"/>
    <style:font-face style:name="Consolas" svg:font-family="Consola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22:28:25.328059337</meta:creation-date>
    <dc:date>2016-05-11T03:14:00.289976915</dc:date>
    <meta:editing-duration>PT4H42M8S</meta:editing-duration>
    <meta:editing-cycles>2</meta:editing-cycles>
    <meta:generator>LibreOffice/4.2.8.2$Linux_X86_64 LibreOffice_project/420m0$Build-2</meta:generator>
    <meta:document-statistic meta:table-count="2" meta:image-count="9" meta:object-count="0" meta:page-count="38" meta:paragraph-count="342" meta:word-count="7538" meta:character-count="49855" meta:non-whitespace-character-count="42673"/>
  </office:meta>
</office:document-meta>
</file>